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lfaen2" svg:font-family="Sylfaen" style:font-adornments="Regular"/>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Ebrima3" svg:font-family="Ebrima" style:font-adornments="Regular"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1" style:family="paragraph">
      <style:text-properties fo:font-size="22pt" style:font-size-asian="28pt" style:font-size-complex="28pt"/>
    </style:style>
    <style:style style:name="P2" style:family="paragraph">
      <style:text-properties fo:font-size="26pt" style:font-size-asian="36pt" style:font-size-complex="36pt"/>
    </style:style>
    <style:style style:name="P3" style:family="paragraph">
      <style:paragraph-properties fo:text-align="center"/>
    </style:style>
    <style:style style:name="P4" style:family="paragraph">
      <style:text-properties fo:font-size="24pt" style:font-size-asian="32pt" style:font-size-complex="32pt"/>
    </style:style>
    <style:style style:name="P5" style:family="paragraph">
      <style:text-properties fo:font-size="32pt" style:font-size-asian="44pt" style:font-size-complex="44pt"/>
    </style:style>
    <style:style style:name="P6" style:family="paragraph">
      <style:text-properties fo:font-size="20pt" style:font-size-asian="26pt" style:font-size-complex="26pt"/>
    </style:style>
    <style:style style:name="P7" style:family="paragraph">
      <style:text-properties fo:font-size="28pt" style:font-size-asian="40pt" style:font-size-complex="40pt"/>
    </style:style>
    <style:style style:name="P8" style:family="paragraph">
      <style:text-properties fo:font-size="24pt"/>
    </style:style>
    <style:style style:name="P9" style:family="paragraph">
      <style:text-properties fo:font-size="20pt"/>
    </style:style>
    <style:style style:name="T1" style:family="text">
      <style:text-properties fo:font-size="22pt" style:font-size-asian="28pt" style:font-size-complex="28pt"/>
    </style:style>
    <style:style style:name="T2" style:family="text">
      <style:text-properties fo:font-size="26pt" style:font-size-asian="36pt" style:font-size-complex="36pt"/>
    </style:style>
    <style:style style:name="T3" style:family="text">
      <style:text-properties fo:font-style="italic" style:font-style-asian="italic" style:font-style-complex="italic"/>
    </style:style>
    <style:style style:name="T4" style:family="text">
      <style:text-properties style:text-position="-33% 58%" fo:font-style="italic" style:font-style-asian="italic" style:font-style-complex="italic"/>
    </style:style>
    <style:style style:name="T5" style:family="text">
      <style:text-properties fo:font-size="24pt" style:font-size-asian="32pt" style:font-size-complex="32pt"/>
    </style:style>
    <style:style style:name="T6" style:family="text">
      <style:text-properties fo:font-size="24pt" fo:font-style="italic" style:font-size-asian="32pt" style:font-style-asian="italic" style:font-size-complex="32pt" style:font-style-complex="italic"/>
    </style:style>
    <style:style style:name="T7" style:family="text">
      <style:text-properties fo:font-size="32pt" style:font-size-asian="44pt" style:font-size-complex="44pt"/>
    </style:style>
    <style:style style:name="T8" style:family="text">
      <style:text-properties style:font-name="Calibri3" fo:font-style="italic" style:font-name-asian="Calibri3" style:font-style-asian="italic" style:font-name-complex="Calibri3" style:font-style-complex="italic"/>
    </style:style>
    <style:style style:name="T9" style:family="text">
      <style:text-properties style:text-position="-33% 58%" style:font-name="Calibri2" style:font-name-asian="Calibri3" style:font-name-complex="Calibri3"/>
    </style:style>
    <style:style style:name="T10" style:family="text">
      <style:text-properties style:font-name="Calibri2" style:font-name-asian="Calibri3" style:font-name-complex="Calibri3"/>
    </style:style>
    <style:style style:name="T11"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12" style:family="text">
      <style:text-properties fo:font-size="32pt" fo:font-style="italic" style:font-size-asian="44pt" style:font-style-asian="italic" style:font-size-complex="44pt" style:font-style-complex="italic"/>
    </style:style>
    <style:style style:name="T13" style:family="text">
      <style:text-properties fo:font-size="20pt" style:font-size-asian="26pt" style:font-size-complex="26pt"/>
    </style:style>
    <style:style style:name="T14" style:family="text">
      <style:text-properties fo:font-weight="bold" style:font-weight-asian="bold" style:font-weight-complex="bold"/>
    </style:style>
    <style:style style:name="T15" style:family="text">
      <style:text-properties fo:font-size="20pt" fo:font-style="italic" style:font-size-asian="26pt" style:font-style-asian="italic" style:font-size-complex="26pt" style:font-style-complex="italic"/>
    </style:style>
    <style:style style:name="T16" style:family="text">
      <style:text-properties fo:font-size="28pt" style:font-size-asian="40pt" style:font-size-complex="40pt"/>
    </style:style>
    <style:style style:name="T17" style:family="text">
      <style:text-properties fo:font-size="32pt" fo:font-style="italic" fo:font-weight="bold" style:font-size-asian="44pt" style:font-style-asian="italic" style:font-weight-asian="bold" style:font-size-complex="44pt" style:font-style-complex="italic" style:font-weight-complex="bold"/>
    </style:style>
    <style:style style:name="T18" style:family="text">
      <style:text-properties style:text-position="33% 58%" fo:font-size="32pt" style:font-size-asian="44pt" style:font-size-complex="44pt"/>
    </style:style>
    <style:style style:name="T19" style:family="text">
      <style:text-properties style:text-position="33% 58%"/>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font-name="Calibri2" fo:font-style="italic" style:font-name-asian="Calibri3" style:font-style-asian="italic" style:font-name-complex="Calibri3" style:font-style-complex="italic"/>
    </style:style>
    <style:style style:name="T22" style:family="text">
      <style:text-properties style:font-name="Calibri3" style:font-name-asian="Calibri3" style:font-name-complex="Calibri3"/>
    </style:style>
    <style:style style:name="T23" style:family="text">
      <style:text-properties style:text-position="-33% 58%"/>
    </style:style>
    <style:style style:name="T24" style:family="text">
      <style:text-properties style:font-name="Calibri3" fo:font-size="28pt" fo:font-style="italic" style:font-name-asian="Calibri3" style:font-size-asian="40pt" style:font-style-asian="italic" style:font-name-complex="Calibri3" style:font-size-complex="40pt" style:font-style-complex="italic"/>
    </style:style>
    <style:style style:name="T25" style:family="text">
      <style:text-properties style:font-name="Calibri2" fo:font-size="28pt" fo:font-style="italic" style:font-name-asian="Calibri3" style:font-size-asian="40pt" style:font-style-asian="italic" style:font-name-complex="Calibri3" style:font-size-complex="40pt" style:font-style-complex="italic"/>
    </style:style>
    <style:style style:name="T26" style:family="text">
      <style:text-properties fo:font-style="italic" style:text-underline-style="none" style:font-style-asian="italic" style:font-style-complex="italic"/>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ize="22pt" fo:font-style="italic" fo:font-weight="bold" style:font-size-asian="28pt" style:font-style-asian="italic" style:font-weight-asian="bold" style:font-size-complex="28pt" style:font-style-complex="italic" style:font-weight-complex="bold"/>
    </style:style>
    <style:style style:name="T30" style:family="text">
      <style:text-properties style:text-position="-33% 58%" fo:font-size="22pt" style:font-size-asian="28pt" style:font-size-complex="28pt"/>
    </style:style>
    <style:style style:name="T31" style:family="text">
      <style:text-properties fo:font-size="22pt" fo:font-style="italic" style:text-underline-style="solid" style:text-underline-width="auto" style:text-underline-color="font-color" style:font-size-asian="28pt" style:font-style-asian="italic" style:font-size-complex="28pt" style:font-style-complex="italic"/>
    </style:style>
    <style:style style:name="T32" style:family="text">
      <style:text-properties style:text-position="-33% 58%" style:font-name="Calibri3" style:font-name-asian="Calibri3" style:font-name-complex="Calibri3"/>
    </style:style>
    <style:style style:name="T33" style:family="text">
      <style:text-properties fo:font-size="32pt" fo:font-style="normal" style:font-size-asian="44pt" style:font-style-asian="normal" style:font-size-complex="44pt" style:font-style-complex="normal"/>
    </style:style>
    <style:style style:name="T34" style:family="text">
      <style:text-properties style:text-position="0% 100%"/>
    </style:style>
    <style:style style:name="T35" style:family="text">
      <style:text-properties style:text-position="0% 100%" fo:font-style="italic" style:font-style-asian="italic" style:font-style-complex="italic"/>
    </style:style>
    <style:style style:name="T36" style:family="text">
      <style:text-properties style:text-position="0% 100%" style:font-name="Sylfaen2" fo:font-style="italic" style:font-name-asian="Sylfaen2" style:font-style-asian="italic" style:font-name-complex="Sylfaen2" style:font-style-complex="italic"/>
    </style:style>
    <style:style style:name="T37" style:family="text">
      <style:text-properties style:text-position="0% 100%" style:font-name="Sylfaen2" style:font-name-asian="Sylfaen2" style:font-name-complex="Sylfaen2"/>
    </style:style>
    <style:style style:name="T38" style:family="text">
      <style:text-properties fo:font-size="26pt" fo:font-style="italic" style:font-size-asian="36pt" style:font-style-asian="italic" style:font-size-complex="36pt" style:font-style-complex="italic"/>
    </style:style>
    <style:style style:name="T39" style:family="text">
      <style:text-properties style:text-position="-33% 58%" fo:font-size="26pt" fo:font-style="italic" style:font-size-asian="36pt" style:font-style-asian="italic" style:font-size-complex="36pt" style:font-style-complex="italic"/>
    </style:style>
    <style:style style:name="T40" style:family="text">
      <style:text-properties fo:font-size="26pt" fo:font-style="italic" fo:font-weight="bold" style:font-size-asian="36pt" style:font-style-asian="italic" style:font-weight-asian="bold" style:font-size-complex="36pt" style:font-style-complex="italic" style:font-weight-complex="bold"/>
    </style:style>
    <style:style style:name="T41" style:family="text">
      <style:text-properties style:text-position="-33% 58%" fo:font-size="20pt" fo:font-style="italic" style:font-size-asian="26pt" style:font-style-asian="italic" style:font-size-complex="2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Wann, von wem und in welchem Zusammenhang wurde erstmals die Idee formuliert, der Materie auch Welleneigenschaften zuzuordnen?</text:span></text:p>
          </draw:text-box>
        </draw:frame>
        <draw:frame presentation:style-name="pr2" draw:layer="layout" svg:width="25.199cm" svg:height="12.18cm" svg:x="1.4cm" svg:y="4.914cm" presentation:class="subtitle">
          <draw:text-box>
            <text:p>Hamilton in der ersten Hälfte des 19. Jahrhunderts: er wies auf eine Analogie zwischen geometrischer Optik und klassischer Newton-Mechanik hin, die darin besteht, dass beide mit einem identischen mathematischen Formalismus behandelt werden könne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draw:text-box>
              <text:p>Hamilton in der ersten Hälfte des 19. Jahrhunderts: er wies auf eine interessante Analogie zwischen geometrischer Optik und klassischer Newton-Mechanik hin, die darin besteht, dass beide mit einem identischen mathematischen Formalismus (dem einer aus der Hamilton-Jacobi-Theorie abgeleiteten Wellengleichung und der Eikonalgleichung) behandelt werden können.</text:p>
            </draw:text-box>
          </draw:frame>
        </presentation:notes>
      </draw:page>
      <draw:page draw:name="page2"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2">In welcher speziellen Weise bedient sich die Hamilton-Jacobi-Theorie der Methode der kanonischen Transformation?</text:span></text:p>
          </draw:text-box>
        </draw:frame>
        <draw:frame presentation:style-name="pr5" draw:layer="layout" svg:width="25.199cm" svg:height="12.18cm" svg:x="1.4cm" svg:y="4.914cm" presentation:class="subtitle">
          <draw:text-box>
            <text:p>Sie baut sie zu einem allgemeinen Lösungsverfahren aus</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Was versteht man unter <text:span text:style-name="T3">Wirkungswellen</text:span>?</text:p>
          </draw:text-box>
        </draw:frame>
        <draw:frame presentation:style-name="pr2" draw:layer="layout" svg:width="25.199cm" svg:height="12.18cm" svg:x="1.4cm" svg:y="4.914cm" presentation:class="subtitle">
          <draw:text-box>
            <text:p>Wegen <text:tab/><text:tab/><text:tab/> definiert die Bedingung <text:span text:style-name="T3">W</text:span> = const eine feste Fläche im durch die Koordinaten <text:span text:style-name="T3">q</text:span><text:span text:style-name="T4">j</text:span> aufgespannten Konfigurationsraum, über die sich die Flächen <text:span text:style-name="T3">S</text:span> = const mit der Zeit hinwegschieben. Diese <text:span text:style-name="T3">S</text:span> = const-Flächen heißen Wirkungswellen</text:p>
          </draw:text-box>
        </draw:frame>
        <draw:frame draw:style-name="gr2" draw:text-style-name="P3" draw:layer="layout" svg:width="3.693cm" svg:height="1.033cm" svg:x="4.053cm" svg:y="8.83cm">
          <text:p/>
          <draw:object xlink:href="../bar%20p%20=%20const.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4" draw:text-style-name="P4" draw:layer="layout" svg:width="25.199cm" svg:height="3.506cm" svg:x="1.4cm" svg:y="0.835cm" presentation:class="title" presentation:user-transformed="true">
          <draw:text-box>
            <text:p><text:span text:style-name="T5">Welche Beziehungen bezüglich Betrag und Richtung bestehen zwischen Teilchengeschwindigkeit </text:span><text:span text:style-name="T6">v</text:span><text:span text:style-name="T5"> und Wellengeschwindigkeit </text:span><text:span text:style-name="T6">u</text:span><text:span text:style-name="T5">?</text:span></text:p>
          </draw:text-box>
        </draw:frame>
        <draw:frame presentation:style-name="pr5" draw:layer="layout" svg:width="25.199cm" svg:height="12.18cm" svg:x="1.4cm" svg:y="4.914cm" presentation:class="subtitle">
          <draw:text-box>
            <text:p>Sie sind parallel und invers proportional zueinander:</text:p>
          </draw:text-box>
        </draw:frame>
        <draw:frame draw:style-name="gr2" draw:text-style-name="P3" draw:layer="layout" svg:width="10.377cm" svg:height="2.192cm" svg:x="8.811cm" svg:y="12.403cm">
          <text:p/>
          <draw:object xlink:href="../Verhältnis%20Wellen-%20zu%20Teilchengeschwindigkeit.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7">Formulieren Sie die Wellengleichung der Klassischen Mechanik.</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6.858cm" svg:height="2.521cm" svg:x="10.57cm" svg:y="9.239cm">
          <text:p/>
          <draw:object xlink:href="../Wellengleichung%20der%20Klassischen%20Mechanik.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draw:frame presentation:style-name="pr4" draw:layer="layout" svg:width="25.199cm" svg:height="3.506cm" svg:x="1.4cm" svg:y="0.837cm" presentation:class="title">
          <draw:text-box>
            <text:p>Unter welchen Bedingungen ist die geometrische Optik gültig?</text:p>
          </draw:text-box>
        </draw:frame>
        <draw:frame presentation:style-name="pr5" draw:layer="layout" svg:width="25.199cm" svg:height="12.18cm" svg:x="1.4cm" svg:y="4.914cm" presentation:class="subtitle">
          <draw:text-box>
            <text:p><text:span text:style-name="T8">φ</text:span><text:span text:style-name="T9">0</text:span><text:span text:style-name="T10">(</text:span><text:span text:style-name="T11">r</text:span><text:span text:style-name="T10">) schwach ortsabhängig</text:span></text:p>
            <text:p><text:span text:style-name="T10">und</text:span></text:p>
            <text:p><text:span text:style-name="T10"/></text:p>
          </draw:text-box>
        </draw:frame>
        <draw:frame draw:style-name="gr2" draw:text-style-name="P3" draw:layer="layout" svg:width="16.664cm" svg:height="2.192cm" svg:x="5.667cm" svg:y="11.403cm">
          <text:p/>
          <draw:object xlink:href="../Annahme%20der%20geometrischen%20Optik.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5" draw:layer="layout" svg:width="25.199cm" svg:height="3.506cm" svg:x="1.4cm" svg:y="0.837cm" presentation:class="title">
          <draw:text-box>
            <text:p><text:span text:style-name="T7">Wie lautet die </text:span><text:span text:style-name="T12">Eikonalgleichung</text:span><text:span text:style-name="T7"> der geometrischen Optik?</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7.056cm" svg:height="2.396cm" svg:x="10.471cm" svg:y="9.301cm">
          <text:p/>
          <draw:object xlink:href="../Eikonalgleichung.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Was ist ein Eikonal?</text:p>
          </draw:text-box>
        </draw:frame>
        <draw:frame presentation:style-name="pr5" draw:layer="layout" svg:width="25.199cm" svg:height="12.18cm" svg:x="1.4cm" svg:y="4.914cm" presentation:class="subtitle">
          <draw:text-box>
            <text:p>Der <text:span text:style-name="T3">Lichtweg</text:span></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3">Durch welche einfachen Beziehungen legen Impuls und Energie des Teilchens Frequenz und Wellenlänge der betreffenden Wirkungswelle fest?</text:span></text:p>
          </draw:text-box>
        </draw:frame>
        <draw:frame presentation:style-name="pr5" draw:layer="layout" svg:width="25.199cm" svg:height="12.18cm" svg:x="1.4cm" svg:y="4.914cm" presentation:class="subtitle">
          <draw:text-box>
            <text:p><text:span text:style-name="T3">E</text:span> = <text:span text:style-name="T3">h</text:span> <text:span text:style-name="T3">ν</text:span></text:p>
            <text:p><text:span text:style-name="T3"/></text:p>
            <text:p>sowie im Folgenden:</text:p>
            <text:p/>
            <text:p><text:span text:style-name="T3">λ</text:span> = <text:span text:style-name="T3">u</text:span>/<text:span text:style-name="T3">ν</text:span> = <text:span text:style-name="T3">E</text:span>/(<text:span text:style-name="T3">p</text:span> <text:span text:style-name="T3">ν</text:span>) = <text:span text:style-name="T3">h</text:span>/<text:span text:style-name="T3">p</text:span></text:p>
            <text:p/>
            <text:p>und somit die <text:span text:style-name="T14">de Broglie-Beziehung</text:span>:</text:p>
          </draw:text-box>
        </draw:frame>
        <draw:frame draw:style-name="gr2" draw:text-style-name="P3" draw:layer="layout" svg:width="2.467cm" svg:height="1.836cm" svg:x="12.766cm" svg:y="15.581cm">
          <text:p/>
          <draw:object xlink:href="../de%20Broglie-Beziehung.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Interpretieren Sie die zeitunabhängige Schrödinger-Gleichung.</text:p>
          </draw:text-box>
        </draw:frame>
        <draw:frame presentation:style-name="pr2" draw:layer="layout" svg:width="25.199cm" svg:height="12.18cm" svg:x="1.4cm" svg:y="4.914cm" presentation:class="subtitle">
          <draw:text-box>
            <text:p>Es handelt sich hier bei der zeitunabhängigen Schrödinger-Gleichung um eine Eigenwertgleichung des Hamilton-Operators:</text:p>
          </draw:text-box>
        </draw:frame>
        <draw:frame draw:style-name="gr2" draw:text-style-name="P3" draw:layer="layout" svg:width="13.203cm" svg:height="2.465cm" svg:x="7.398cm" svg:y="6.867cm">
          <text:p/>
          <draw:object xlink:href="../zeitunabhängige%20Schrödinger-Gleichung.odf" xlink:type="simple" xlink:show="embed" xlink:actuate="onLoad"/>
          <draw:image xlink:href="./ObjectReplacements/Object 7" xlink:type="simple" xlink:show="embed" xlink:actuate="onLoad"/>
        </draw:frame>
        <draw:frame draw:style-name="gr2" draw:text-style-name="P3" draw:layer="layout" svg:width="7.328cm" svg:height="2.235cm" svg:x="10.335cm" svg:y="12.382cm">
          <text:p/>
          <draw:object xlink:href="../Hamilton-Operator.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4" draw:layer="layout" svg:width="25.199cm" svg:height="3.506cm" svg:x="1.4cm" svg:y="0.837cm" presentation:class="title">
          <draw:text-box>
            <text:p>Was versteht man unter dem Hamilton-Operator eines Teilchens?</text:p>
          </draw:text-box>
        </draw:frame>
        <draw:frame presentation:style-name="pr5" draw:layer="layout" svg:width="25.199cm" svg:height="12.18cm" svg:x="1.4cm" svg:y="4.914cm" presentation:class="subtitle" presentation:placeholder="true">
          <draw:text-box/>
        </draw:frame>
        <draw:frame draw:style-name="gr2" draw:text-style-name="P3" draw:layer="layout" svg:width="7.328cm" svg:height="2.235cm" svg:x="10.335cm" svg:y="9.382cm">
          <text:p/>
          <draw:object xlink:href="../Hamilton-Operator.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4" draw:layer="layout" svg:width="25.199cm" svg:height="3.506cm" svg:x="1.4cm" svg:y="0.837cm" presentation:class="title">
          <draw:text-box>
            <text:p>Wie lautet der Hamilton-Operator des freien Teilchens?</text:p>
          </draw:text-box>
        </draw:frame>
        <draw:frame presentation:style-name="pr5" draw:layer="layout" svg:width="25.199cm" svg:height="12.18cm" svg:x="1.4cm" svg:y="4.914cm" presentation:class="subtitle" presentation:placeholder="true">
          <draw:text-box/>
        </draw:frame>
        <draw:frame draw:style-name="gr2" draw:text-style-name="P3" draw:layer="layout" svg:width="4.985cm" svg:height="2.235cm" svg:x="11.507cm" svg:y="9.382cm">
          <text:p/>
          <draw:object xlink:href="../Hamilton-Operator%20des%20freien%20Teilchens.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13">Welcher Operator ist beim Übergang von der zeitunabhängigen zur zeitabhängigen Schrödinger-Gleichung der Energievariablen </text:span><text:span text:style-name="T15">E</text:span><text:span text:style-name="T13"> zuzuordne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4.282cm" svg:height="1.841cm" svg:x="11.858cm" svg:y="9.579cm">
          <text:p/>
          <draw:object xlink:href="../Operator%20der%20Energievariablen%20E%20beim%20Übergang%20von%20der%20zeitunabhängigen%20zur%20zeitabhängigen%20Schrödingergleichung.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3" draw:master-page-name="Default" presentation:presentation-page-layout-name="AL1T0">
        <draw:frame presentation:style-name="pr4" draw:text-style-name="P5" draw:layer="layout" svg:width="25.199cm" svg:height="3.506cm" svg:x="1.4cm" svg:y="0.837cm" presentation:class="title">
          <draw:text-box>
            <text:p><text:span text:style-name="T7">Wie kann man mit Hilfe der Wellenvorstellung der Materie die Bohrschen Postulate begründen?</text:span></text:p>
          </draw:text-box>
        </draw:frame>
        <draw:frame presentation:style-name="pr5" draw:layer="layout" svg:width="25.199cm" svg:height="12.18cm" svg:x="1.4cm" svg:y="4.914cm" presentation:class="subtitle">
          <draw:text-box>
            <text:p>Stationäre Elektronenbahnen sind offenbar dadurch ausgezeichnet, daß sie <text:span text:style-name="T3">stehenden</text:span> Wellen entsprechen, da sie sich sonst nach einigen "Umläufen" durch destruktive Interferenz auslöschen würde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4" draw:text-style-name="P5" draw:layer="layout" svg:width="25.199cm" svg:height="3.506cm" svg:x="1.4cm" svg:y="0.837cm" presentation:class="title">
          <draw:text-box>
            <text:p><text:span text:style-name="T7">Wie kann man mit Hilfe der Wellenvorstellung der Materie die Bohrschen Postulate begründen?</text:span></text:p>
          </draw:text-box>
        </draw:frame>
        <draw:frame presentation:style-name="pr5" draw:layer="layout" svg:width="25.199cm" svg:height="12.18cm" svg:x="1.4cm" svg:y="4.914cm" presentation:class="subtitle">
          <draw:text-box>
            <text:p>Stationäre Elektronenbahnen sind offenbar dadurch ausgezeichnet, daß sie <text:span text:style-name="T3">stehenden</text:span> Wellen entspreche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4" draw:layer="layout" svg:width="25.199cm" svg:height="3.506cm" svg:x="1.4cm" svg:y="0.837cm" presentation:class="title">
          <draw:text-box>
            <text:p>Warum müssten Elektronenbahnen als <text:span text:style-name="T3">stehende</text:span> <text:span text:style-name="T3">Wellen</text:span> aufgefaßt werden?</text:p>
          </draw:text-box>
        </draw:frame>
        <draw:frame presentation:style-name="pr5" draw:layer="layout" svg:width="25.199cm" svg:height="12.18cm" svg:x="1.4cm" svg:y="4.914cm" presentation:class="subtitle" presentation:user-transformed="true">
          <draw:text-box>
            <text:p>Da sie sich sonst nach einigen "Umläufen" durch destruktive Interferenz auslöschen würde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4" draw:layer="layout" svg:width="25.199cm" svg:height="3.506cm" svg:x="1.4cm" svg:y="0.837cm" presentation:class="title">
          <draw:text-box>
            <text:p>Wie scheint das Problem der Energieabstrahlung durch das Modell der Elektronenwelle beseitigt?</text:p>
          </draw:text-box>
        </draw:frame>
        <draw:frame presentation:style-name="pr5" draw:layer="layout" svg:width="25.199cm" svg:height="12.18cm" svg:x="1.4cm" svg:y="4.914cm" presentation:class="subtitle" presentation:user-transformed="true">
          <draw:text-box>
            <text:p>Ein umlaufendes Elektron stellt einen schwingenden Dipol dar und strahlt also Energie ab, eine stehende Welle hingegen sollte als zeitlich unveränderliches Gebilde auch nach den Gesetzen der klassischen Elektrodynamik ohne Strahlungsnotwendigkeit existieren können</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text-style-name="P5" draw:layer="layout" svg:width="25.199cm" svg:height="3.506cm" svg:x="1.4cm" svg:y="0.837cm" presentation:class="title">
          <draw:text-box>
            <text:p><text:span text:style-name="T7">Wie läßt sich die Wellenlänge einer Elektronenwelle experimentell bestimmen?</text:span></text:p>
          </draw:text-box>
        </draw:frame>
        <draw:frame presentation:style-name="pr2" draw:layer="layout" svg:width="25.199cm" svg:height="12.18cm" svg:x="1.4cm" svg:y="4.914cm" presentation:class="subtitle">
          <draw:text-box>
            <text:p>Durch Beugung der Elektronenstrahlen am Gitter – es verhält sich wie Röntgenstrahlung und genügt den Laueschen Fundamentalgleichungen</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1">Wie groß muß die kinetische Energie eines Neutrons sein, damit seine Wellenlänge in die Größenordnung üblicher Gitterkonstanten kommt?</text:span></text:p>
          </draw:text-box>
        </draw:frame>
        <draw:frame presentation:style-name="pr5" draw:layer="layout" svg:width="25.199cm" svg:height="12.18cm" svg:x="1.4cm" svg:y="4.914cm" presentation:class="subtitle">
          <draw:text-box>
            <text:p>Die Faustregel lautet:</text:p>
            <text:p/>
            <text:p/>
            <text:p>Für das Neutron erhält man so</text:p>
          </draw:text-box>
        </draw:frame>
        <draw:frame draw:style-name="gr2" draw:text-style-name="P3" draw:layer="layout" svg:width="4.303cm" svg:height="2.361cm" svg:x="11.848cm" svg:y="9.819cm">
          <text:p/>
          <draw:object xlink:href="../Abschätzung%20der%20Wellenlänge%20für%20Streuung.odf" xlink:type="simple" xlink:show="embed" xlink:actuate="onLoad"/>
          <draw:image xlink:href="./ObjectReplacements/Object 12" xlink:type="simple" xlink:show="embed" xlink:actuate="onLoad"/>
        </draw:frame>
        <draw:frame draw:style-name="gr2" draw:text-style-name="P3" draw:layer="layout" svg:width="7.916cm" svg:height="2.361cm" svg:x="10.041cm" svg:y="13.319cm">
          <text:p/>
          <draw:object xlink:href="../Abschätzung%20der%20Wellenlänge%20für%20Streuung%20von%20Neutronen.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Auf welchem Prinzip arbeitet das Elektronenmikroskop?</text:p>
          </draw:text-box>
        </draw:frame>
        <draw:frame presentation:style-name="pr2" draw:layer="layout" svg:width="25.199cm" svg:height="12.18cm" svg:x="1.4cm" svg:y="4.914cm" presentation:class="subtitle">
          <draw:text-box>
            <text:p>Auf Interferenz der an einer Oberfläche reflektierten Elektronenwelle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4" draw:text-style-name="P5" draw:layer="layout" svg:width="25.199cm" svg:height="3.506cm" svg:x="1.4cm" svg:y="0.837cm" presentation:class="title">
          <draw:text-box>
            <text:p><text:span text:style-name="T7">Warum ist Neutronenbeugung besonders hilfreich bei der Untersuchung magnetischer Festkörper?</text:span></text:p>
          </draw:text-box>
        </draw:frame>
        <draw:frame presentation:style-name="pr5" draw:layer="layout" svg:width="25.199cm" svg:height="12.18cm" svg:x="1.4cm" svg:y="4.914cm" presentation:class="subtitle">
          <draw:text-box>
            <text:p>Es besitzt ein permanentes magnetisches Moment, das mit eventuell vorhandenen mag. Momenten in Wechselwirkung tritt</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16">Erläutern Sie die wichtigsten Unterschiede zwischen elektromagnetischen Wellen und Materiewellen.</text:span></text:p>
          </draw:text-box>
        </draw:frame>
        <draw:frame presentation:style-name="pr2" draw:layer="layout" svg:width="25.199cm" svg:height="12.18cm" svg:x="1.4cm" svg:y="4.914cm" presentation:class="subtitle">
          <draw:text-box>
            <text:p>Eine Materiewelle ist nicht direkt meßbar, insbesondere die Amplitude und Phasengeschwindigkeit wurden noch nie direkt gemessen.</text:p>
            <text:p>Eine Materiewelle kann auch nicht geteilt werden, beispielsweise in reflektierten und gebrochenen Anteil an der Grenze zweier Medie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0">
        <draw:frame presentation:style-name="pr4" draw:layer="layout" svg:width="25.199cm" svg:height="3.506cm" svg:x="1.4cm" svg:y="0.837cm" presentation:class="title">
          <draw:text-box>
            <text:p>Läßt sich die Phasengeschwindigkeit einer Materiewelle messen?</text:p>
          </draw:text-box>
        </draw:frame>
        <draw:frame presentation:style-name="pr5" draw:layer="layout" svg:width="25.199cm" svg:height="12.18cm" svg:x="1.4cm" svg:y="4.914cm" presentation:class="subtitle">
          <draw:text-box>
            <text:p>Nein, zumindest nicht direkt</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13">Diskutieren Sie die Elektronenbeugung am Doppelspalt. Wie ändert sich die Intensitätsverteilung, wenn man die beiden Spalten nacheinander öffnet?</text:span></text:p>
          </draw:text-box>
        </draw:frame>
        <draw:frame presentation:style-name="pr2" draw:layer="layout" svg:width="25.199cm" svg:height="12.18cm" svg:x="1.4cm" svg:y="4.914cm" presentation:class="subtitle">
          <draw:text-box>
            <text:p>Die Elektronen scheinen mit sich selbst zu interferieren, so wie analog auch einzelne Photonen mit sich selbst zu interferieren scheinen.</text:p>
            <text:p>Öffnet man beide Spalten nacheinander so verschwindet der Interferenzterm und es bleibt nur ein überlagertes Bild zweier Beugungen am Einzelspalt.</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13">Läßt sich beim Doppelspaltexperiment der Auftreffort eines einzelnen Elektrons auf dem Detektor vorhersagen? Welche Aussagen sind tatsächlich möglich?</text:span></text:p>
          </draw:text-box>
        </draw:frame>
        <draw:frame presentation:style-name="pr5" draw:layer="layout" svg:width="25.199cm" svg:height="12.18cm" svg:x="1.4cm" svg:y="4.914cm" presentation:class="subtitle" presentation:user-transformed="true">
          <draw:text-box>
            <text:p>Nein.</text:p>
            <text:p>Es ist aber möglich die Beziehung zwischen Teilchen und Welle statistisch zu deuten.</text:p>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text-style-name="P5" draw:layer="layout" svg:width="25.199cm" svg:height="3.506cm" svg:x="1.4cm" svg:y="0.837cm" presentation:class="title">
          <draw:text-box>
            <text:p><text:span text:style-name="T7">Welche Gründe sprechen gegen eine direkte Identifikation des Elektrons als Welle?</text:span></text:p>
          </draw:text-box>
        </draw:frame>
        <draw:frame presentation:style-name="pr2" draw:layer="layout" svg:width="25.199cm" svg:height="12.18cm" svg:x="1.4cm" svg:y="4.914cm" presentation:class="subtitle" presentation:user-transformed="true">
          <draw:text-box>
            <text:p>Sie sind trotz vieler Ähnlichkeiten zu elektromagnetischen Wellen in ihrer tieferen physikalischen Bedeutung grundverschieden und keine spezielle Eigenschaft des Teilchens. Sie verdanken ihre Existenz dem besonderen statistischen Verhalten der Teilchen. Im Einzelprozeß erscheint dagegen nur der Teilchenaspekt! Sie besitzen in diesem Sinne keine physikalische Realität wie beispielsweise elektromagnetische Wellen.</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5cm" svg:x="2.1cm" svg:y="14.107cm" presentation:class="notes">
            <draw:text-box>
              <text:p><text:s/>Die Unteilbarkeit ist nur ein Aspekt, auch lassen sich Materiewellen nicht direkt messen.</text:p>
            </draw:text-box>
          </draw:frame>
        </presentation:notes>
      </draw:page>
      <draw:page draw:name="page27" draw:style-name="dp1" draw:master-page-name="Default" presentation:presentation-page-layout-name="AL1T0">
        <draw:frame presentation:style-name="pr4" draw:layer="layout" svg:width="25.199cm" svg:height="3.506cm" svg:x="1.4cm" svg:y="0.837cm" presentation:class="title">
          <draw:text-box>
            <text:p>Welche physikalische Bedeutung muß den Materiewellen zugesprochen werden?</text:p>
          </draw:text-box>
        </draw:frame>
        <draw:frame presentation:style-name="pr5" draw:layer="layout" svg:width="25.199cm" svg:height="12.18cm" svg:x="1.4cm" svg:y="4.914cm" presentation:class="subtitle">
          <draw:text-box>
            <text:p>Da es unmöglich ist Ort und Zeit der Absorption eines Elektrons (oder auch Photons) exakt vorauszusagen muß der Begriff der <text:span text:style-name="T3">Wahrscheinlichkeit</text:span> als angemessen zur Beschreibung solcher Ereignisse angesehen werden. Man identifiziert sie daher mit Wahrscheinlichkeitswellen.</text:p>
          </draw:text-box>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text-style-name="P5" draw:layer="layout" svg:width="25.199cm" svg:height="3.506cm" svg:x="1.4cm" svg:y="0.837cm" presentation:class="title">
          <draw:text-box>
            <text:p><text:span text:style-name="T7">Interpretieren Sie die Wellenfunktion </text:span><text:span text:style-name="T12">ψ(</text:span><text:span text:style-name="T17">r</text:span><text:span text:style-name="T12">, t)</text:span><text:span text:style-name="T7"> und ihr Betragsquadrat |</text:span><text:span text:style-name="T12">ψ(</text:span><text:span text:style-name="T17">r</text:span><text:span text:style-name="T12">, t)</text:span><text:span text:style-name="T7">|</text:span><text:span text:style-name="T18">2</text:span><text:span text:style-name="T7">.</text:span></text:p>
          </draw:text-box>
        </draw:frame>
        <draw:frame presentation:style-name="pr2" draw:layer="layout" svg:width="25.199cm" svg:height="12.18cm" svg:x="1.4cm" svg:y="4.914cm" presentation:class="subtitle" presentation:user-transformed="true">
          <draw:text-box>
            <text:p>Das Amplitudenquadrat ist analog zu Wahrscheinlichkeiten eine positiv-definite Größe, während die Wellenfunktion oder Wahrscheinlichkeitsamplitude im allgemeinen komplex ist.</text:p>
            <text:p>Man interpretiert es also als <text:span text:style-name="T14">Wahrscheinlichkeitsdichte</text:span> für den zeitlich veränderlichen Aufenthaltsort des Teilchens.</text:p>
            <text:p>Dort wo diese groß ist werden zur Zeit <text:span text:style-name="T3">t</text:span> viele Teilchen gelandet sein, wo sie Null ist keins. Beugungsmaxima und -minima erklären sich damit als erhöhte bzw. verminderte Teilchendichte.</text:p>
            <text:p>Die Wahrscheinlichkeit ein Teilchen zur Zeit <text:span text:style-name="T3">t</text:span> im Volumenelement d<text:span text:style-name="T19">3</text:span><text:span text:style-name="T3">r</text:span> am Ort <text:span text:style-name="T20">r</text:span> anzutreffen ist damit</text:p>
          </draw:text-box>
        </draw:frame>
        <draw:frame draw:style-name="gr2" draw:text-style-name="P3" draw:layer="layout" svg:width="4.641cm" svg:height="1.322cm" svg:x="11.679cm" svg:y="16.338cm">
          <text:p/>
          <draw:object xlink:href="../Wahrscheinlichkeit%20ein%20Teilchen%20zur%20Zeit%20t%20im%20Volumenelement%20d3r%20am%20Ort%20r%20anzutreffen.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draw:frame presentation:style-name="pr4" draw:layer="layout" svg:width="25.199cm" svg:height="3.506cm" svg:x="1.4cm" svg:y="0.837cm" presentation:class="title">
          <draw:text-box>
            <text:p>Läßt sich die Schrödinger-Gleichung beweisen?</text:p>
          </draw:text-box>
        </draw:frame>
        <draw:frame presentation:style-name="pr5" draw:layer="layout" svg:width="25.199cm" svg:height="12.18cm" svg:x="1.4cm" svg:y="4.914cm" presentation:class="subtitle">
          <draw:text-box>
            <text:p>Nein, sie hat eher die Bedeutung eines <text:span text:style-name="T3">Axioms</text:span></text:p>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Ist die Wellenfunktion <text:span text:style-name="T3">ψ(r, t)</text:span> direkt meßbar?</text:p>
          </draw:text-box>
        </draw:frame>
        <draw:frame presentation:style-name="pr2" draw:layer="layout" svg:width="25.199cm" svg:height="12.18cm" svg:x="1.4cm" svg:y="4.914cm" presentation:class="subtitle">
          <draw:text-box>
            <text:p>Nein, sie legt aber die reelle und meßbare Wahrscheinlichkeitsdichte eindeutig fest:</text:p>
          </draw:text-box>
        </draw:frame>
        <draw:frame draw:style-name="gr2" draw:text-style-name="P3" draw:layer="layout" svg:width="6.834cm" svg:height="1.322cm" svg:x="10.582cm" svg:y="12.838cm">
          <text:p/>
          <draw:object xlink:href="../Wahrscheinlichkeitsdichte.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4" draw:layer="layout" svg:width="25.199cm" svg:height="3.506cm" svg:x="1.4cm" svg:y="0.837cm" presentation:class="title">
          <draw:text-box>
            <text:p>Welche mathematischen Funktionen kommen als Wellenfunktionen überhaupt nur in Betracht?</text:p>
          </draw:text-box>
        </draw:frame>
        <draw:frame presentation:style-name="pr5" draw:layer="layout" svg:width="25.199cm" svg:height="12.18cm" svg:x="1.4cm" svg:y="4.914cm" presentation:class="subtitle">
          <draw:text-box>
            <text:p>Nur quadratintegrable Funktionen, </text:p>
            <text:p>da <text:span text:style-name="T8">ψ</text:span><text:span text:style-name="T10">(</text:span><text:span text:style-name="T11">r</text:span><text:span text:style-name="T10">,</text:span><text:span text:style-name="T21">t</text:span><text:span text:style-name="T10">) im Unendlichen "hinreichend rasch" verschwinden muß</text:span></text:p>
          </draw:text-box>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draw:text-box>
            <text:p>Wie ist die Wahrscheinlichkeitsstromdichte definiert?</text:p>
          </draw:text-box>
        </draw:frame>
        <draw:frame presentation:style-name="pr2" draw:layer="layout" svg:width="25.199cm" svg:height="12.18cm" svg:x="1.4cm" svg:y="4.914cm" presentation:class="subtitle" presentation:placeholder="true">
          <draw:text-box/>
        </draw:frame>
        <draw:frame draw:style-name="gr2" draw:text-style-name="P3" draw:layer="layout" svg:width="19.985cm" svg:height="2.006cm" svg:x="4.007cm" svg:y="9.496cm">
          <text:p/>
          <draw:object xlink:href="../Wahrscheinlichkeitsstromdichte.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2">Wie lautet die Kontinuitätsgleichung der Wahrscheinlichkeit? Worin besteht ihre physikalische Aussage?</text:span></text:p>
          </draw:text-box>
        </draw:frame>
        <draw:frame presentation:style-name="pr5" draw:layer="layout" svg:width="25.199cm" svg:height="12.18cm" svg:x="1.4cm" svg:y="4.914cm" presentation:class="subtitle">
          <draw:text-box>
            <text:p/>
            <text:p/>
            <text:p>Sie besagt, daß die zeitliche Änderung der Aufenthaltswahrscheinlichkeit in einem bestimmten Volumen gleich dem Wahrscheinlichkeitsstrom durch dessenOberfläche ist. Es „geht keine Wahrscheinlichkeit verloren“.</text:p>
          </draw:text-box>
        </draw:frame>
        <draw:frame draw:style-name="gr2" draw:text-style-name="P3" draw:layer="layout" svg:width="9.735cm" svg:height="1.841cm" svg:x="9.132cm" svg:y="7.579cm">
          <text:p/>
          <draw:object xlink:href="../Kontinuitätsgleichung%20der%20Wahrscheinlichkeitsstromdichte.odf" xlink:type="simple" xlink:show="embed" xlink:actuate="onLoad"/>
          <draw:image xlink:href="./ObjectReplacements/Object 17" xlink:type="simple" xlink:show="embed" xlink:actuate="onLoad"/>
        </draw:frame>
        <presentation:notes draw:style-name="dp2">
          <draw:page-thumbnail draw:style-name="gr1"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Von welchem mathematischen Typ ist die Schrödinger-Gleichung?</text:p>
          </draw:text-box>
        </draw:frame>
        <draw:frame presentation:style-name="pr2" draw:layer="layout" svg:width="25.199cm" svg:height="12.18cm" svg:x="1.4cm" svg:y="4.914cm" presentation:class="subtitle">
          <draw:text-box>
            <text:p>Eine (lineare) Differentialgleichung erster Ordnung in der Zeit</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3" draw:master-page-name="Default" presentation:presentation-page-layout-name="AL1T0">
        <draw:frame presentation:style-name="pr4" draw:layer="layout" svg:width="25.199cm" svg:height="3.506cm" svg:x="1.4cm" svg:y="0.837cm" presentation:class="title">
          <draw:text-box>
            <text:p>Was ist eine ebene Welle? Warum bezeichnet man sie als <text:span text:style-name="T3">eben</text:span>?</text:p>
          </draw:text-box>
        </draw:frame>
        <draw:frame presentation:style-name="pr5" draw:layer="layout" svg:width="25.199cm" svg:height="12.18cm" svg:x="1.4cm" svg:y="4.914cm" presentation:class="subtitle" presentation:user-transformed="true">
          <draw:text-box>
            <text:p>Die Fläche konstanter Phase ist durch die Bedingung <text:span text:style-name="T20">k</text:span> <text:span text:style-name="T22">∙</text:span><text:span text:style-name="T10"> </text:span><text:span text:style-name="T11">r</text:span><text:span text:style-name="T10"> = const definiert. Dies ist die Gleichung einer Ebene senkrecht zu </text:span><text:span text:style-name="T21">k</text:span><text:span text:style-name="T10">.</text:span></text:p>
            <text:p>Es ist also ein raum-zeitlich periodisches Gebilde, bei dem für feste Werte <text:span text:style-name="T3">t</text:span> die Punkte gleicher Phase eine Ebene bilden.</text:p>
          </draw:text-box>
        </draw:frame>
        <draw:frame draw:style-name="gr2" draw:text-style-name="P3" draw:layer="layout" svg:width="17.877cm" svg:height="5.807cm" svg:x="5.061cm" svg:y="13.596cm">
          <text:p/>
          <draw:object xlink:href="../ebene%20Wellen.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4" draw:layer="layout" svg:width="25.199cm" svg:height="3.506cm" svg:x="1.4cm" svg:y="0.837cm" presentation:class="title">
          <draw:text-box>
            <text:p>Was ist eine ebene Welle? Warum bezeichnet man sie als <text:span text:style-name="T3">eben</text:span>?</text:p>
          </draw:text-box>
        </draw:frame>
        <draw:frame presentation:style-name="pr5" draw:layer="layout" svg:width="25.199cm" svg:height="12.18cm" svg:x="1.4cm" svg:y="5.914cm" presentation:class="subtitle" presentation:user-transformed="true">
          <draw:text-box>
            <text:p>Ebene Wellen sind raum-zeitlich periodische Gebilde, deren Phase,</text:p>
            <text:p><text:span text:style-name="T8">φ</text:span> = <text:span text:style-name="T8">φ</text:span>(<text:span text:style-name="T20">r</text:span>, <text:span text:style-name="T3">t</text:span>) = <text:span text:style-name="T20">k</text:span> · <text:span text:style-name="T20">r</text:span> − <text:span text:style-name="T3">ωt</text:span> ,</text:p>
            <text:p>für feste Zeiten <text:span text:style-name="T3">t</text:span> Ebenen definiert. Diese bestehen aus all den Punkten, für welche die</text:p>
            <text:p><text:s/><text:span text:style-name="T3">Projektion des Ortsvektors</text:span> <text:span text:style-name="T20">r</text:span> <text:span text:style-name="T3">auf die Richtung von</text:span> <text:span text:style-name="T20">k</text:span> </text:p>
            <text:p>denselben Wert hat. Für eine feste Zeit <text:span text:style-name="T3">t</text:span> = <text:span text:style-name="T3">t</text:span><text:span text:style-name="T23">0</text:span> wiederholen sich Ebenen gleicher Wellenamplitude <text:span text:style-name="T3">ψ</text:span><text:span text:style-name="T23">0</text:span>(<text:span text:style-name="T20">r</text:span>, <text:span text:style-name="T3">t</text:span><text:span text:style-name="T23">0</text:span>) periodisch im Raum.</text:p>
            <text:p/>
            <text:p>Die ebene Welle ist durch einen festen Wellenvektor <text:span text:style-name="T20">k</text:span> charakterisiert, dessen Richtung der Ausbreitungsrichtung der Welle entspricht, während sein Betrag die Wellenlänge <text:span text:style-name="T8">λ</text:span> eindeutig bestimmt.</text:p>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4" draw:text-style-name="P7" draw:layer="layout" svg:width="25.199cm" svg:height="3.506cm" svg:x="1.4cm" svg:y="0.836cm" presentation:class="title" presentation:user-transformed="true">
          <draw:text-box>
            <text:p><text:span text:style-name="T16">Welcher Bedingung muß die Kreisfrequenz </text:span><text:span text:style-name="T24">ω</text:span><text:span text:style-name="T25">(k)</text:span><text:span text:style-name="T16"> genügen, damit die ebene Welle die Schrödingergleichung erfüllt?</text:span></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3.506cm" svg:height="2.294cm" svg:x="7.246cm" svg:y="9.352cm">
          <text:p/>
          <draw:object xlink:href="../Kreisfrequenz%20omega(k)%20(in%20Abhängigkeit%20von%20der%20Kreiswellenzahl%20k)%20für%20die%20Schrödingergleichung.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4" draw:layer="layout" svg:width="25.199cm" svg:height="3.506cm" svg:x="1.4cm" svg:y="0.837cm" presentation:class="title">
          <draw:text-box>
            <text:p>Wie ist bei der ebenen Welle die Wellenlänge definiert?</text:p>
          </draw:text-box>
        </draw:frame>
        <draw:frame presentation:style-name="pr5" draw:layer="layout" svg:width="25.199cm" svg:height="12.18cm" svg:x="1.4cm" svg:y="4.914cm" presentation:class="subtitle">
          <draw:text-box>
            <text:p>Als der senkrechte Abstand zweier Ebenen gleicher Phase:</text:p>
          </draw:text-box>
        </draw:frame>
        <draw:frame draw:style-name="gr2" draw:text-style-name="P3" draw:layer="layout" svg:width="14.278cm" svg:height="2.192cm" svg:x="6.86cm" svg:y="12.403cm">
          <text:p/>
          <draw:object xlink:href="../Wellenlänge%20ebener%20Wellen.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4" draw:layer="layout" svg:width="25.199cm" svg:height="3.506cm" svg:x="1.4cm" svg:y="0.837cm" presentation:class="title">
          <draw:text-box>
            <text:p>Wie ist bei der ebenen Welle die Periodendauer definiert?</text:p>
          </draw:text-box>
        </draw:frame>
        <draw:frame presentation:style-name="pr5" draw:layer="layout" svg:width="25.199cm" svg:height="12.18cm" svg:x="1.4cm" svg:y="4.914cm" presentation:class="subtitle">
          <draw:text-box>
            <text:p>Hält man den Ort fest, so wiederholt sich die Wellenamplitude mit der zeitlichen Periode:</text:p>
            <text:p/>
          </draw:text-box>
        </draw:frame>
        <draw:frame draw:style-name="gr2" draw:text-style-name="P3" draw:layer="layout" svg:width="9.837cm" svg:height="1.637cm" svg:x="9.081cm" svg:y="11.681cm">
          <text:p/>
          <draw:object xlink:href="../Periode%20der%20Schwingung.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layer="layout" svg:width="25.199cm" svg:height="3.506cm" svg:x="1.4cm" svg:y="0.837cm" presentation:class="title">
          <draw:text-box>
            <text:p>Wie unterscheiden sich bei der ebenen Welle Phasen- und Gruppengeschwindigkeit?</text:p>
          </draw:text-box>
        </draw:frame>
        <draw:frame presentation:style-name="pr2" draw:layer="layout" svg:width="25.199cm" svg:height="12.18cm" svg:x="1.4cm" svg:y="6.114cm" presentation:class="subtitle" presentation:user-transformed="true">
          <draw:text-box>
            <text:p>Die Ebenen konstanter Phase verlagern sich mit der Phasengeschwindigkeit <text:span text:style-name="T26">u</text:span> in Richtung von <text:span text:style-name="T20">k</text:span><text:span text:style-name="T27">. Sie hat in dem Fall keine physikalische Bedeutung. Die Gruppengeschwindigkeit hingegen entspricht der Teilchengeschwindigkeit:</text:span></text:p>
          </draw:text-box>
        </draw:frame>
        <draw:frame draw:style-name="gr2" draw:text-style-name="P3" draw:layer="layout" svg:width="14.431cm" svg:height="4.639cm" svg:x="6.784cm" svg:y="5.68cm">
          <text:p/>
          <draw:object xlink:href="../Phasengeschwindigkeit%20korrigiert.odf" xlink:type="simple" xlink:show="embed" xlink:actuate="onLoad"/>
          <draw:image xlink:href="./ObjectReplacements/Object 22" xlink:type="simple" xlink:show="embed" xlink:actuate="onLoad"/>
        </draw:frame>
        <draw:frame draw:style-name="gr2" draw:text-style-name="P3" draw:layer="layout" svg:width="14.941cm" svg:height="6.66cm" svg:x="6.529cm" svg:y="14.069cm">
          <text:p/>
          <draw:object xlink:href="../Gruppengeschwindigkeit%20verbessert.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40" presentation:class="page"/>
          <draw:frame presentation:style-name="pr3" draw:layer="layout" svg:width="16.799cm" svg:height="13.365cm" svg:x="2.1cm" svg:y="14.107cm" presentation:class="notes" presentation:placeholder="true">
            <draw:text-box/>
          </draw:frame>
        </presentation:notes>
      </draw:page>
      <draw:page draw:name="page41"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3">Welche Aussagen lassen sich über Ort und Impuls eines Teilchens machen, wenn diesem eine ebene Welle als Wellenfunktion zugeordnet ist?</text:span></text:p>
          </draw:text-box>
        </draw:frame>
        <draw:frame presentation:style-name="pr5" draw:layer="layout" svg:width="25.199cm" svg:height="12.18cm" svg:x="1.4cm" svg:y="4.914cm" presentation:class="subtitle">
          <draw:text-box>
            <text:p>Ort und Impuls lassen sich nicht gleichzeitig genau bestimmen: ist der Impuls (über die Wellenlänge) genau bestimmt, erstreckt sich die Welle über einen unendlich großen Raumbereich.</text:p>
            <text:p>Benutzt man hingegen Überlagerungen aus verschiedenen ebenen Wellen mit passender Amplitudenfunktion um annähernd kompakte "Wellenpakete" zu bilden, so ist der Ort zwar recht genau bestimmt, der Impuls jedoch nicht mehr genau zu bestimmen, da man mehrere ebene Wellen unterschiedlicher Wellenlänge verwenden muß.</text:p>
          </draw:text-box>
        </draw:frame>
        <presentation:notes draw:style-name="dp2">
          <draw:page-thumbnail draw:style-name="gr1" draw:layer="layout" svg:width="14.848cm" svg:height="11.136cm" svg:x="3.075cm" svg:y="2.257cm" draw:page-number="41" presentation:class="page"/>
          <draw:frame presentation:style-name="pr6"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s versteht man unter einem Wellenpaket?</text:p>
          </draw:text-box>
        </draw:frame>
        <draw:frame presentation:style-name="pr2" draw:layer="layout" svg:width="25.199cm" svg:height="12.18cm" svg:x="1.4cm" svg:y="4.914cm" presentation:class="subtitle" presentation:user-transformed="true">
          <draw:text-box>
            <text:p>Allgemein ist ein Wellenpaket eine Überlagerung ebener Wellen mit diversen Wellenlängen <text:span text:style-name="T28">und beliebigen</text:span> Amplitudenfunktionen <text:s text:c="3"/>(<text:span text:style-name="T20">k</text:span>,<text:span text:style-name="T8">ω</text:span><text:span text:style-name="T22">)</text:span>:</text:p>
            <text:p/>
            <text:p/>
            <text:p>Setzt man diese in die zeitabhängige Schrödingergleichung ein, so folgt mit dem Hamilton-Operator des freien Teilchens:</text:p>
            <text:p/>
            <text:p/>
            <text:p/>
            <text:p>Diese Gleichung erfordert <text:tab/><text:tab/><text:tab/><text:tab/><text:tab/><text:tab/><text:tab/><text:tab/> <text:s text:c="5"/>mit <text:tab/><text:tab/><text:tab/><text:tab/> und führt zu Wellenpaketen der Form:</text:p>
          </draw:text-box>
        </draw:frame>
        <draw:frame draw:style-name="gr2" draw:text-style-name="P3" draw:layer="layout" svg:width="0.881cm" svg:height="0.977cm" svg:x="23.206cm" svg:y="6.411cm">
          <text:p/>
          <draw:object xlink:href="../hat%20psi.odf" xlink:type="simple" xlink:show="embed" xlink:actuate="onLoad"/>
          <draw:image xlink:href="./ObjectReplacements/Object 24" xlink:type="simple" xlink:show="embed" xlink:actuate="onLoad"/>
        </draw:frame>
        <draw:frame draw:style-name="gr2" draw:text-style-name="P3" draw:layer="layout" svg:width="14.114cm" svg:height="1.27cm" svg:x="6.942cm" svg:y="7.817cm">
          <text:p/>
          <draw:object xlink:href="../allgemeine%20Superposition%20ebener%20Wellen%20(allgemeines%20Wellenpaket).odf" xlink:type="simple" xlink:show="embed" xlink:actuate="onLoad"/>
          <draw:image xlink:href="./ObjectReplacements/Object 25" xlink:type="simple" xlink:show="embed" xlink:actuate="onLoad"/>
        </draw:frame>
        <draw:frame draw:style-name="gr2" draw:text-style-name="P3" draw:layer="layout" svg:width="16.819cm" svg:height="2.523cm" svg:x="8.59cm" svg:y="11.391cm">
          <text:p/>
          <draw:object xlink:href="../allgemeine%20Superposition%20ebener%20Wellen%20(allgemeines%20Wellenpaket)%20in%20zeitabhängige%20Schrödingergleichung%20zusammen%20mit%20Hamilton-Operator%20des%20freien%20Teilchens%20eingesetzt.odf" xlink:type="simple" xlink:show="embed" xlink:actuate="onLoad"/>
          <draw:image xlink:href="./ObjectReplacements/Object 26" xlink:type="simple" xlink:show="embed" xlink:actuate="onLoad"/>
        </draw:frame>
        <draw:frame draw:style-name="gr2" draw:text-style-name="P3" draw:layer="layout" svg:width="4.985cm" svg:height="2.235cm" svg:x="1.907cm" svg:y="11.582cm">
          <text:p/>
          <draw:object xlink:href="../Hamilton-Operator%20des%20freien%20Teilchens.odf" xlink:type="simple" xlink:show="embed" xlink:actuate="onLoad"/>
          <draw:image xlink:href="./ObjectReplacements/Object 27" xlink:type="simple" xlink:show="embed" xlink:actuate="onLoad"/>
        </draw:frame>
        <draw:frame draw:style-name="gr2" draw:text-style-name="P3" draw:layer="layout" svg:width="10.902cm" svg:height="1.139cm" svg:x="10.401cm" svg:y="14.53cm">
          <text:p/>
          <draw:object xlink:href="../Forderung%20an%20die%20Amplitudenfunktion%20für%20Überlagerung%20ebener%20Wellen%20mit%20Schrödingergleichung%20und%20Hamilton-Operator%20des%20freien%20Teilchens.odf" xlink:type="simple" xlink:show="embed" xlink:actuate="onLoad"/>
          <draw:image xlink:href="./ObjectReplacements/Object 28" xlink:type="simple" xlink:show="embed" xlink:actuate="onLoad"/>
        </draw:frame>
        <draw:frame draw:style-name="gr2" draw:text-style-name="P3" draw:layer="layout" svg:width="4.517cm" svg:height="2.294cm" svg:x="22.688cm" svg:y="13.905cm">
          <text:p/>
          <draw:object xlink:href="../Kreisfrequenz%20omega(k)%20(in%20Abhängigkeit%20von%20der%20Kreiswellenzahl%20k)%20für%20die%20Schrödingergleichung%20(kurz).odf" xlink:type="simple" xlink:show="embed" xlink:actuate="onLoad"/>
          <draw:image xlink:href="./ObjectReplacements/Object 29" xlink:type="simple" xlink:show="embed" xlink:actuate="onLoad"/>
        </draw:frame>
        <draw:frame draw:style-name="gr2" draw:text-style-name="P3" draw:layer="layout" svg:width="11.681cm" svg:height="1.283cm" svg:x="8.159cm" svg:y="17.658cm">
          <text:p/>
          <draw:object xlink:href="../Wellenpaket%20als%20Lösung%20der%20Schrödingergleichung.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4" draw:text-style-name="P7" draw:layer="layout" svg:width="25.199cm" svg:height="3.506cm" svg:x="1.4cm" svg:y="0.837cm" presentation:class="title" presentation:user-transformed="true">
          <draw:text-box>
            <text:p><text:span text:style-name="T16">Wie sieht das Wellenpaket für die Schrödingergleichung nach Taylorentwicklung aus?</text:span></text:p>
          </draw:text-box>
        </draw:frame>
        <draw:frame presentation:style-name="pr5" draw:text-style-name="P1" draw:layer="layout" svg:width="25.199cm" svg:height="12.18cm" svg:x="1.4cm" svg:y="9.214cm" presentation:class="subtitle" presentation:user-transformed="true">
          <draw:text-box>
            <text:p><text:span text:style-name="T29">k</text:span><text:span text:style-name="T30">0</text:span><text:span text:style-name="T1"> bedeutet </text:span><text:span text:style-name="T31">nicht</text:span><text:span text:style-name="T1"> dass dem Wellenpaket eine bestimmte Wellenlänge zuzuordnen ist! Es bedeutet einzig daß die Amplitudenfunktion sich vornehmlich um diesen Vektor konzentriert und dort ein ausgeprägtes Maximum hat. Dadurch wird der Wert des Integrals vor allem von Wellenzahlen bestimmt, die sich von </text:span><text:span text:style-name="T29">k</text:span><text:span text:style-name="T30">0</text:span><text:span text:style-name="T1"> nicht allzu sehr unterscheiden und man kann die Taylorentwicklung nach dem linearen Term abbrechen:</text:span></text:p>
          </draw:text-box>
        </draw:frame>
        <draw:frame draw:style-name="gr2" draw:text-style-name="P3" draw:layer="layout" svg:width="12.6cm" svg:height="7cm" svg:x="6.985cm" svg:y="5.202cm">
          <text:p/>
          <draw:object xlink:href="../Wellenpaket%20für%20Schrödingergleichung%20nach%20Taylorentwicklung.odf" xlink:type="simple" xlink:show="embed" xlink:actuate="onLoad"/>
          <draw:image xlink:href="./ObjectReplacements/Object 31" xlink:type="simple" xlink:show="embed" xlink:actuate="onLoad"/>
        </draw:frame>
        <draw:frame draw:style-name="gr2" draw:text-style-name="P3" draw:layer="layout" svg:width="13.32cm" svg:height="2.2cm" svg:x="7.417cm" svg:y="18.545cm">
          <text:p/>
          <draw:object xlink:href="../Taylorentwicklung%20der%20vom%20Wellenvektor%20abhängigen%20Kreisfrequenz%20um%20k0.odf" xlink:type="simple" xlink:show="embed" xlink:actuate="onLoad"/>
          <draw:image xlink:href="./ObjectReplacements/Object 32" xlink:type="simple" xlink:show="embed" xlink:actuate="onLoad"/>
        </draw:frame>
        <presentation:notes draw:style-name="dp2">
          <draw:page-thumbnail draw:style-name="gr1" draw:layer="layout" svg:width="14.848cm" svg:height="11.136cm" svg:x="3.075cm" svg:y="2.257cm" draw:page-number="43" presentation:class="page"/>
          <draw:frame presentation:style-name="pr6"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4" draw:layer="layout" svg:width="25.199cm" svg:height="3.506cm" svg:x="1.4cm" svg:y="0.837cm" presentation:class="title" presentation:user-transformed="true">
          <draw:text-box>
            <text:p>Mit welcher Geschwindigkeit kann in einem Wellenpaket Information transportiert werden?</text:p>
          </draw:text-box>
        </draw:frame>
        <draw:frame presentation:style-name="pr5" draw:layer="layout" svg:width="25.199cm" svg:height="12.18cm" svg:x="1.4cm" svg:y="4.914cm" presentation:class="subtitle">
          <draw:text-box>
            <text:p>Mit der Gruppengeschwindigkeit.</text:p>
            <text:p>Es ist die Verschiebungsgeschwindigkeit des gesamten Pakets und damit die Geschwindigkeit, mit der durch das Wellenpaket Information transportiert werden kann.</text:p>
          </draw:text-box>
        </draw:frame>
        <draw:frame draw:style-name="gr2" draw:text-style-name="P3" draw:layer="layout" svg:width="8.504cm" svg:height="1.393cm" svg:x="9.747cm" svg:y="6.803cm">
          <text:p/>
          <draw:object xlink:href="../Verschiebungsgeschwindigkeit%20des%20Wellenpakets%20(Gruppengeschwindigkeit).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Warum darf die Phasengeschwindigkeit <text:span text:style-name="T3">u</text:span> auch größer als die Lichtgeschwindigkeit sein?</text:p>
          </draw:text-box>
        </draw:frame>
        <draw:frame presentation:style-name="pr2" draw:layer="layout" svg:width="25.199cm" svg:height="12.18cm" svg:x="1.4cm" svg:y="4.914cm" presentation:class="subtitle">
          <draw:text-box>
            <text:p>Sie unterliegt nicht den Gesetzen der speziellen Relativitätstheorie, da mit ihr keine Information transportiert werden kann</text:p>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13">Erläutern Sie anhand des einfachen, eindimensionalen Wellenpakets, warum Impuls und Ort eines durch diese Wellenfunktion beschriebenen Teilchens nicht gleichzeitig beliebig genau bekannt sein können.</text:span></text:p>
          </draw:text-box>
        </draw:frame>
        <draw:frame presentation:style-name="pr5" draw:layer="layout" svg:width="25.199cm" svg:height="12.18cm" svg:x="1.4cm" svg:y="4.914cm" presentation:class="subtitle">
          <draw:text-box>
            <text:p>Die effektive Breite des Wellenpakets beträgt in diesem Fall</text:p>
            <text:p><text:s/><text:span text:style-name="T22">Δ</text:span><text:span text:style-name="T8">k</text:span><text:span text:style-name="T32">0</text:span><text:span text:style-name="T22"> Δ</text:span><text:span text:style-name="T8">z</text:span><text:span text:style-name="T22"> = 2π .</text:span></text:p>
            <text:p><text:span text:style-name="T22">Die Wellenzahl multipliziert mit <text:s text:c="3"/>ergibt den Teilchenimpuls. Man sieht aus obiger Gleichung also, dass das Produkt aus Orts- und Impulsunschärfe nicht beliebig klein gemacht werden kann.</text:span></text:p>
          </draw:text-box>
        </draw:frame>
        <draw:frame draw:style-name="gr2" draw:text-style-name="P3" draw:layer="layout" svg:width="0.665cm" svg:height="0.847cm" svg:x="12.714cm" svg:y="10.676cm">
          <text:p/>
          <draw:object xlink:href="../hbar.odf" xlink:type="simple" xlink:show="embed" xlink:actuate="onLoad"/>
          <draw:image xlink:href="./ObjectReplacements/Object 34" xlink:type="simple" xlink:show="embed" xlink:actuate="onLoad"/>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Wird durch die ebene Welle die Unbestimmtheitsrelation verletzt?</text:p>
          </draw:text-box>
        </draw:frame>
        <draw:frame presentation:style-name="pr2" draw:layer="layout" svg:width="25.199cm" svg:height="12.18cm" svg:x="1.4cm" svg:y="4.914cm" presentation:class="subtitle">
          <draw:text-box>
            <text:p>Nein, da sie zwar monochromatisch ist, also eine scharf definierte Wellenzahl besitzt (was <text:span text:style-name="T22">Δ</text:span><text:span text:style-name="T8">k</text:span><text:span text:style-name="T32">0</text:span><text:span text:style-name="T22"> = 0 entspricht), andererseits aber auch unendlich ausgedehnt ist (Δ</text:span><text:span text:style-name="T8">z</text:span><text:span text:style-name="T22"> → ∞), so daß sich insgesamt kein Widerspruch zu (Δ</text:span><text:span text:style-name="T8">k</text:span><text:span text:style-name="T32">0</text:span><text:span text:style-name="T22"> Δ</text:span><text:span text:style-name="T8">z</text:span><text:span text:style-name="T22"> = 2π) ergibt.</text:span></text:p>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5cm" svg:x="2.1cm" svg:y="14.107cm" presentation:class="notes" presentation:placeholder="true">
            <draw:text-box/>
          </draw:frame>
        </presentation:notes>
      </draw:page>
      <draw:page draw:name="page48" draw:style-name="dp1" draw:master-page-name="Default" presentation:presentation-page-layout-name="AL1T0">
        <draw:frame presentation:style-name="pr4" draw:layer="layout" svg:width="25.199cm" svg:height="3.506cm" svg:x="1.4cm" svg:y="0.837cm" presentation:class="title">
          <draw:text-box>
            <text:p>Erklären Sie qualitativ das Breitfließen von Wellenpaketen.</text:p>
          </draw:text-box>
        </draw:frame>
        <draw:frame presentation:style-name="pr5" draw:layer="layout" svg:width="25.199cm" svg:height="12.18cm" svg:x="1.4cm" svg:y="4.914cm" presentation:class="subtitle">
          <draw:text-box>
            <text:p>Da die Phasengeschwindigkeit im allgemeinen von der Wellenzahl abhängig ist</text:p>
            <text:p/>
            <text:p/>
            <text:p>sind die Phasenbeziehungen nicht statisch, das Paket kann seine Form nicht beibehalten: es "zerfließt".</text:p>
          </draw:text-box>
        </draw:frame>
        <draw:frame draw:style-name="gr2" draw:text-style-name="P3" draw:layer="layout" svg:width="6.338cm" svg:height="2.192cm" svg:x="10.83cm" svg:y="10.003cm">
          <text:p/>
          <draw:object xlink:href="../Wellenzahlabhängigkeit%20der%20Phasengeschwindigkeit.odf" xlink:type="simple" xlink:show="embed" xlink:actuate="onLoad"/>
          <draw:image xlink:href="./ObjectReplacements/Object 35" xlink:type="simple" xlink:show="embed" xlink:actuate="onLoad"/>
        </draw:frame>
        <presentation:notes draw:style-name="dp2">
          <draw:page-thumbnail draw:style-name="gr1" draw:layer="layout" svg:width="14.848cm" svg:height="11.136cm" svg:x="3.075cm" svg:y="2.257cm" draw:page-number="48" presentation:class="page"/>
          <draw:frame presentation:style-name="pr6"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ann spricht man im Zusammenhang mit Wellenpaketen von <text:span text:style-name="T3">Dispersion</text:span>?</text:p>
          </draw:text-box>
        </draw:frame>
        <draw:frame presentation:style-name="pr2" draw:layer="layout" svg:width="25.199cm" svg:height="12.18cm" svg:x="1.4cm" svg:y="4.914cm" presentation:class="subtitle">
          <draw:text-box>
            <text:p>Die Wellenzahlabhängigkeit der Phasen- und Gruppengeschwindigkeit wird Dispersion genannt.</text:p>
            <text:p>Die Gruppengeschwindigkeit kann sowohl kleiner (<text:span text:style-name="T3">normale Dispersion</text:span>) als auch größer (<text:span text:style-name="T3">anomale Dispersion</text:span>) als <text:span text:style-name="T26">u</text:span> sein:</text:p>
          </draw:text-box>
        </draw:frame>
        <draw:frame draw:style-name="gr2" draw:text-style-name="P3" draw:layer="layout" svg:width="9.789cm" svg:height="2.192cm" svg:x="9.105cm" svg:y="14.403cm">
          <text:p/>
          <draw:object xlink:href="../Wellenzahlabhängigkeit%20der%20Gruppengeschwindigkeit.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4" draw:layer="layout" svg:width="25.199cm" svg:height="3.506cm" svg:x="1.4cm" svg:y="0.837cm" presentation:class="title">
          <draw:text-box>
            <text:p>Wird das Breitfließen auch bei Paketen aus elektromagnetischen Wellen beobachtet?</text:p>
          </draw:text-box>
        </draw:frame>
        <draw:frame presentation:style-name="pr5" draw:layer="layout" svg:width="25.199cm" svg:height="12.18cm" svg:x="1.4cm" svg:y="4.914cm" presentation:class="subtitle">
          <draw:text-box>
            <text:p>Nein, da Phasen- und Gruppengeschwindigkeit identisch sind (<text:span text:style-name="T8">ω</text:span><text:span text:style-name="T10"> = </text:span><text:span text:style-name="T21">c</text:span><text:span text:style-name="T10"> </text:span><text:span text:style-name="T21">k</text:span><text:span text:style-name="T10">)</text:span></text:p>
          </draw:text-box>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elcher Zusammenhang besteht zwischen dem Breitfließen und der Heisenbergschen Unbestimmtheitsrelation?</text:span></text:p>
          </draw:text-box>
        </draw:frame>
        <draw:frame presentation:style-name="pr2" draw:layer="layout" svg:width="25.199cm" svg:height="12.18cm" svg:x="1.4cm" svg:y="4.914cm" presentation:class="subtitle">
          <draw:text-box>
            <text:p>Da man laut Fourier-Analyse umso mehr ebene Partialwellen benötigt je stärker die örtliche Konzentration sein soll, folgt daraus, dass je genauer der Teilchenort festgelegt werden soll umso größer die Impulsunschärfe bei <text:span text:style-name="T3">t</text:span> = 0 wird.</text:p>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4" draw:text-style-name="P5" draw:layer="layout" svg:width="25.199cm" svg:height="3.506cm" svg:x="1.4cm" svg:y="0.837cm" presentation:class="title">
          <draw:text-box>
            <text:p><text:span text:style-name="T7">Wie hängen die Wellenfunktionen im Orts- und im Impulsraum</text:span><text:span text:style-name="T33">, </text:span><text:span text:style-name="T12">ψ(</text:span><text:span text:style-name="T17">r</text:span><text:span text:style-name="T12">, t)</text:span><text:span text:style-name="T7"> und <text:s text:c="2"/></text:span><text:span text:style-name="T12">(</text:span><text:span text:style-name="T17">p</text:span><text:span text:style-name="T12">, t)</text:span><text:span text:style-name="T7">, zusammen?</text:span></text:p>
          </draw:text-box>
        </draw:frame>
        <draw:frame presentation:style-name="pr5" draw:layer="layout" svg:width="25.199cm" svg:height="12.18cm" svg:x="1.4cm" svg:y="4.914cm" presentation:class="subtitle">
          <draw:text-box>
            <text:p>Sie sind die Fourier-Transformierte der jeweils anderen</text:p>
          </draw:text-box>
        </draw:frame>
        <draw:frame draw:style-name="gr2" draw:text-style-name="P3" draw:layer="layout" svg:width="1.26cm" svg:height="1.4cm" svg:x="14.806cm" svg:y="2.764cm">
          <text:p/>
          <draw:object xlink:href="../hat%20psi.odf" xlink:type="simple" xlink:show="embed" xlink:actuate="onLoad"/>
          <draw:image xlink:href="./ObjectReplacements/Object 37" xlink:type="simple" xlink:show="embed" xlink:actuate="onLoad"/>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presentation:user-transformed="true">
          <draw:text-box>
            <text:p>Welche Bedeutung wird | <text:s text:c="2"/><text:span text:style-name="T3">(</text:span><text:span text:style-name="T20">p</text:span><text:span text:style-name="T3">, t)</text:span>|<text:span text:style-name="T19">2</text:span> zugeschrieben?</text:p>
          </draw:text-box>
        </draw:frame>
        <draw:frame presentation:style-name="pr2" draw:layer="layout" svg:width="25.199cm" svg:height="12.18cm" svg:x="1.4cm" svg:y="4.914cm" presentation:class="subtitle">
          <draw:text-box>
            <text:p>Es ist die Wahrscheinlichkeit dafür, dass ein Teilchen zur Zeit <text:span text:style-name="T3">t</text:span> einen Impuls hat</text:p>
          </draw:text-box>
        </draw:frame>
        <draw:frame draw:style-name="gr2" draw:text-style-name="P3" draw:layer="layout" svg:width="1.26cm" svg:height="1.4cm" svg:x="14.159cm" svg:y="1.964cm">
          <text:p/>
          <draw:object xlink:href="../hat%20psi.odf" xlink:type="simple" xlink:show="embed" xlink:actuate="onLoad"/>
          <draw:image xlink:href="./ObjectReplacements/Object 38" xlink:type="simple" xlink:show="embed" xlink:actuate="onLoad"/>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presentation:placeholder="true">
            <draw:text-box/>
          </draw:frame>
        </presentation:notes>
      </draw:page>
      <draw:page draw:name="page54" draw:style-name="dp1" draw:master-page-name="Default" presentation:presentation-page-layout-name="AL1T0">
        <draw:frame presentation:style-name="pr4" draw:layer="layout" svg:width="25.199cm" svg:height="3.506cm" svg:x="1.4cm" svg:y="0.837cm" presentation:class="title">
          <draw:text-box>
            <text:p>Was versteht man unter periodischen Randbedingungen?</text:p>
          </draw:text-box>
        </draw:frame>
        <draw:frame presentation:style-name="pr5" draw:layer="layout" svg:width="25.199cm" svg:height="12.18cm" svg:x="1.4cm" svg:y="4.914cm" presentation:class="subtitle" presentation:user-transformed="true">
          <draw:text-box>
            <text:p>Man versteht darunter dass sich Ereignisse außerhalb eines Grundvolumens periodisch wiederholen. Ist das Grunvolumen hinreichend groß hat dies keine Auswirkungen. Wegen der Periodizität kompensieren sich nicht-verschwindende Teilbeträge der Wellenfunktion auf der Oberfläche des Periodizitätsvolumens.</text:p>
            <text:p><text:line-break/>Infolgedessen kann der Impuls nicht mehr beliebige, kontinuierliche Werte annehmen sondern wird diskret und damit abzählbar.</text:p>
          </draw:text-box>
        </draw:frame>
        <presentation:notes draw:style-name="dp2">
          <draw:page-thumbnail draw:style-name="gr1" draw:layer="layout" svg:width="14.848cm" svg:height="11.136cm" svg:x="3.075cm" svg:y="2.257cm" draw:page-number="54" presentation:class="page"/>
          <draw:frame presentation:style-name="pr6" draw:layer="layout" svg:width="16.799cm" svg:height="13.364cm" svg:x="2.1cm" svg:y="14.107cm" presentation:class="notes">
            <draw:text-box>
              <text:p>Man sollte die Definitionen der Wellenfunktion im Impuls und Ortsraum hinzufügen. Zusätzlich die Bedingung für <text:span text:style-name="T3">p</text:span><text:span text:style-name="T4">x,y,z</text:span><text:span text:style-name="T34"> um diese zu erfüllen. Ebenso noch die Definition der Periodizität über den Quader mit Kantenlängen </text:span><text:span text:style-name="T35">L</text:span><text:span text:style-name="T4">x</text:span><text:span text:style-name="T35">L</text:span><text:span text:style-name="T4">y</text:span><text:span text:style-name="T35">L</text:span><text:span text:style-name="T4">z</text:span><text:span text:style-name="T34"> und Volumen (</text:span><text:span text:style-name="T35">L</text:span><text:span text:style-name="T4">x</text:span><text:span text:style-name="T35">L</text:span><text:span text:style-name="T4">y</text:span><text:span text:style-name="T35">L</text:span><text:span text:style-name="T4">z</text:span><text:span text:style-name="T34">) um die Bedingung für </text:span><text:span text:style-name="T35">p</text:span><text:span text:style-name="T4">x,y,z</text:span><text:span text:style-name="T34"> zugänglich zu machen. Außerdem die vorangegangene Identifizierung der Wellenfunktion im Ortsraum mit der im Impulsraum. Schließlich die Fourier-Transformation zwischen beiden sowie der Beweis durch Einsetzen der Fourier-Darstellung der </text:span><text:span text:style-name="T36">δ</text:span><text:span text:style-name="T37">-Funktion</text:span></text:p>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draw:text-box>
            <text:p>Welche Aussagen über Ort und Impuls sind wirklich meßbar?</text:p>
          </draw:text-box>
        </draw:frame>
        <draw:frame presentation:style-name="pr2" draw:layer="layout" svg:width="25.199cm" svg:height="12.18cm" svg:x="1.4cm" svg:y="4.914cm" presentation:class="subtitle">
          <draw:text-box>
            <text:p>Die Wahrscheinlichkeitsdichten <text:span text:style-name="T8">ρ</text:span><text:span text:style-name="T10">(</text:span><text:span text:style-name="T11">r</text:span><text:span text:style-name="T10">,</text:span><text:span text:style-name="T21">t</text:span><text:span text:style-name="T10">)</text:span> und w<text:span text:style-name="T10">(</text:span><text:span text:style-name="T11">p</text:span><text:span text:style-name="T10">,</text:span><text:span text:style-name="T21">t</text:span><text:span text:style-name="T10">)</text:span></text:p>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5cm" svg:x="2.1cm" svg:y="14.107cm" presentation:class="notes" presentation:placeholder="true">
            <draw:text-box/>
          </draw:frame>
        </presentation:notes>
      </draw:page>
      <draw:page draw:name="page56" draw:style-name="dp1" draw:master-page-name="Default" presentation:presentation-page-layout-name="AL1T0">
        <draw:frame presentation:style-name="pr4" draw:layer="layout" svg:width="25.199cm" svg:height="3.506cm" svg:x="1.4cm" svg:y="0.837cm" presentation:class="title">
          <draw:text-box>
            <text:p>Formulieren Sie den Erwartungswert <text:span text:style-name="T3">&lt;A(</text:span><text:span text:style-name="T20">r</text:span><text:span text:style-name="T3">)&gt;</text:span> mit Hilfe der Wellenfunktion <text:span text:style-name="T3">ψ(</text:span><text:span text:style-name="T20">r</text:span><text:span text:style-name="T3">, t)</text:span> bzw. <text:tab/> <text:span text:style-name="T3">(</text:span><text:span text:style-name="T20">p</text:span><text:span text:style-name="T3">, t)</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26cm" svg:height="1.4cm" svg:x="19.959cm" svg:y="2.758cm">
          <text:p/>
          <draw:object xlink:href="../hat%20psi.odf" xlink:type="simple" xlink:show="embed" xlink:actuate="onLoad"/>
          <draw:image xlink:href="./ObjectReplacements/Object 39" xlink:type="simple" xlink:show="embed" xlink:actuate="onLoad"/>
        </draw:frame>
        <draw:frame draw:style-name="gr2" draw:text-style-name="P3" draw:layer="layout" svg:width="12.922cm" svg:height="1.287cm" svg:x="7.538cm" svg:y="8.856cm">
          <text:p/>
          <draw:object xlink:href="../Erwartungswert%20im%20Ortsraum.odf" xlink:type="simple" xlink:show="embed" xlink:actuate="onLoad"/>
          <draw:image xlink:href="./ObjectReplacements/Object 40" xlink:type="simple" xlink:show="embed" xlink:actuate="onLoad"/>
        </draw:frame>
        <draw:frame draw:style-name="gr2" draw:text-style-name="P3" draw:layer="layout" svg:width="13.392cm" svg:height="1.287cm" svg:x="7.303cm" svg:y="10.856cm">
          <text:p/>
          <draw:object xlink:href="../Erwartungswert%20im%20Impulsraum.odf" xlink:type="simple" xlink:show="embed" xlink:actuate="onLoad"/>
          <draw:image xlink:href="./ObjectReplacements/Object 41" xlink:type="simple" xlink:show="embed" xlink:actuate="onLoad"/>
        </draw:frame>
        <presentation:notes draw:style-name="dp2">
          <draw:page-thumbnail draw:style-name="gr1" draw:layer="layout" svg:width="14.848cm" svg:height="11.136cm" svg:x="3.075cm" svg:y="2.257cm" draw:page-number="56" presentation:class="page"/>
          <draw:frame presentation:style-name="pr6"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draw:text-box>
            <text:p>Wie ist die mittlere quadratische Schwankung definiert? Was sagt sie aus?</text:p>
          </draw:text-box>
        </draw:frame>
        <draw:frame presentation:style-name="pr2" draw:layer="layout" svg:width="25.199cm" svg:height="12.18cm" svg:x="1.4cm" svg:y="4.914cm" presentation:class="subtitle">
          <draw:text-box>
            <text:p>Es ist die positive Wurzel aus dem Schwankungsquadrat.</text:p>
            <text:p>Dieses sagt aus, wie stark im Mittel ein gefundener Meßwert von seinem Mittelwert abweichen wird.</text:p>
            <text:p>Man betrachtet quadratische Abweichungen, damit sich beim Aufsummieren Beiträge von Abweichungen <text:span text:style-name="T3">nach oben</text:span> und <text:span text:style-name="T3">unten</text:span> nicht ganz oder teilweise kompensieren können.</text:p>
          </draw:text-box>
        </draw:frame>
        <draw:frame draw:style-name="gr2" draw:text-style-name="P3" draw:layer="layout" svg:width="18.69cm" svg:height="6.005cm" svg:x="4.654cm" svg:y="14.497cm">
          <text:p/>
          <draw:object xlink:href="../Schwankungsquadrat%20und%20mittlere%20quadratische%20Schwankung%20korrigiert.odf" xlink:type="simple" xlink:show="embed" xlink:actuate="onLoad"/>
          <draw:image xlink:href="./ObjectReplacements/Object 42" xlink:type="simple" xlink:show="embed" xlink:actuate="onLoad"/>
        </draw:frame>
        <presentation:notes draw:style-name="dp2">
          <draw:page-thumbnail draw:style-name="gr1" draw:layer="layout" svg:width="14.848cm" svg:height="11.136cm" svg:x="3.075cm" svg:y="2.257cm" draw:page-number="57" presentation:class="page"/>
          <draw:frame presentation:style-name="pr3" draw:layer="layout" svg:width="16.799cm" svg:height="13.365cm" svg:x="2.1cm" svg:y="14.107cm" presentation:class="notes" presentation:placeholder="true">
            <draw:text-box/>
          </draw:frame>
        </presentation:notes>
      </draw:page>
      <draw:page draw:name="page58" draw:style-name="dp1" draw:master-page-name="Default" presentation:presentation-page-layout-name="AL1T0">
        <draw:frame presentation:style-name="pr4" draw:layer="layout" svg:width="25.199cm" svg:height="3.506cm" svg:x="1.4cm" svg:y="0.837cm" presentation:class="title">
          <draw:text-box>
            <text:p>Welche Operatorgestalt nimmt die dynamische Variable <text:span text:style-name="T3">Impuls</text:span> in der Ortsdarstellung 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4.05cm" svg:height="2.006cm" svg:x="11.974cm" svg:y="9.496cm">
          <text:p/>
          <draw:object xlink:href="../Impuls%20in%20Ortsdarstellung.odf" xlink:type="simple" xlink:show="embed" xlink:actuate="onLoad"/>
          <draw:image xlink:href="./ObjectReplacements/Object 43" xlink:type="simple" xlink:show="embed" xlink:actuate="onLoad"/>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draw:text-box>
            <text:p>Wie lautet die Impulsdarstellung des Teilchenorts <text:span text:style-name="T20">r</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4.626cm" svg:height="2.006cm" svg:x="11.686cm" svg:y="9.496cm">
          <text:p/>
          <draw:object xlink:href="../Ort%20in%20Impulsdarstellung.odf" xlink:type="simple" xlink:show="embed" xlink:actuate="onLoad"/>
          <draw:image xlink:href="./ObjectReplacements/Object 44" xlink:type="simple" xlink:show="embed" xlink:actuate="onLoad"/>
        </draw:frame>
        <presentation:notes draw:style-name="dp2">
          <draw:page-thumbnail draw:style-name="gr1"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3" draw:master-page-name="Default" presentation:presentation-page-layout-name="AL1T0">
        <draw:frame presentation:style-name="pr4" draw:layer="layout" svg:width="25.199cm" svg:height="3.506cm" svg:x="1.4cm" svg:y="0.837cm" presentation:class="title">
          <draw:text-box>
            <text:p>Wie lautet die klassische Hamilton-Funktion eines Systems?</text:p>
          </draw:text-box>
        </draw:frame>
        <draw:frame presentation:style-name="pr5" draw:text-style-name="P8" draw:layer="layout" svg:width="25.199cm" svg:height="12.18cm" svg:x="1.4cm" svg:y="4.914cm" presentation:class="subtitle" presentation:placeholder="true">
          <draw:text-box/>
        </draw:frame>
        <draw:frame draw:style-name="gr2" draw:text-style-name="P3" draw:layer="layout" svg:width="6.544cm" svg:height="2.294cm" svg:x="10.727cm" svg:y="9.352cm">
          <text:p/>
          <draw:object xlink:href="../Klassische%20Hamilton-Funktion.odf" xlink:type="simple" xlink:show="embed" xlink:actuate="onLoad"/>
          <draw:image xlink:href="./ObjectReplacements/Object 47" xlink:type="simple" xlink:show="embed" xlink:actuate="onLoad"/>
        </draw:frame>
        <presentation:notes draw:style-name="dp2">
          <draw:page-thumbnail draw:style-name="gr1" draw:layer="layout" svg:width="14.848cm" svg:height="11.136cm" svg:x="3.075cm" svg:y="2.257cm" draw:page-number="60" presentation:class="page"/>
          <draw:frame presentation:style-name="pr6" draw:text-style-name="P9" draw:layer="layout" svg:width="16.799cm" svg:height="13.364cm" svg:x="2.1cm" svg:y="14.107cm" presentation:class="notes" presentation:placeholder="true">
            <draw:text-box/>
          </draw:frame>
        </presentation:notes>
      </draw:page>
      <draw:page draw:name="page61" draw:style-name="dp3" draw:master-page-name="Default" presentation:presentation-page-layout-name="AL1T0">
        <draw:frame presentation:style-name="pr4" draw:layer="layout" svg:width="25.199cm" svg:height="3.506cm" svg:x="1.4cm" svg:y="0.837cm" presentation:class="title">
          <draw:text-box>
            <text:p>Wie lautet die zeitabhängige Schrödingergleichung?</text:p>
          </draw:text-box>
        </draw:frame>
        <draw:frame presentation:style-name="pr5" draw:layer="layout" svg:width="25.199cm" svg:height="12.18cm" svg:x="1.4cm" svg:y="4.914cm" presentation:class="subtitle" presentation:placeholder="true">
          <draw:text-box/>
        </draw:frame>
        <draw:frame draw:style-name="gr2" draw:text-style-name="P3" draw:layer="layout" svg:width="19.097cm" svg:height="2.465cm" svg:x="4.451cm" svg:y="9.267cm">
          <text:p/>
          <draw:object xlink:href="../Zeitabhängige%20Schrödingergleichung.odf" xlink:type="simple" xlink:show="embed" xlink:actuate="onLoad"/>
          <draw:image xlink:href="./ObjectReplacements/Object 45" xlink:type="simple" xlink:show="embed" xlink:actuate="onLoad"/>
        </draw:frame>
        <presentation:notes draw:style-name="dp2">
          <draw:page-thumbnail draw:style-name="gr1" draw:layer="layout" svg:width="14.848cm" svg:height="11.136cm" svg:x="3.075cm" svg:y="2.257cm" draw:page-number="61" presentation:class="page"/>
          <draw:frame presentation:style-name="pr6" draw:layer="layout" svg:width="16.799cm" svg:height="13.364cm" svg:x="2.1cm" svg:y="14.107cm" presentation:class="notes" presentation:placeholder="true">
            <draw:text-box/>
          </draw:frame>
        </presentation:notes>
      </draw:page>
      <draw:page draw:name="page62" draw:style-name="dp3" draw:master-page-name="Default" presentation:presentation-page-layout-name="AL1T0">
        <draw:frame presentation:style-name="pr4" draw:text-style-name="P1" draw:layer="layout" svg:width="25.199cm" svg:height="3.506cm" svg:x="1.4cm" svg:y="0.836cm" presentation:class="title" presentation:user-transformed="true">
          <draw:text-box>
            <text:p text:style-name="P1"><text:span text:style-name="T1">Was erhält man wenn man die Wahrscheinlichkeitsdichte für den zeitlich veränderlichen Aufenthaltsort eines Teilchens nach der Zeit ableitet?</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9.334cm" svg:height="6.48cm" svg:x="4.332cm" svg:y="7.259cm">
          <text:p/>
          <draw:object xlink:href="../Zeitableitung%20der%20Wahrscheinlichkeitsdichte.odf" xlink:type="simple" xlink:show="embed" xlink:actuate="onLoad"/>
          <draw:image xlink:href="./ObjectReplacements/Object 46" xlink:type="simple" xlink:show="embed" xlink:actuate="onLoad"/>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3" draw:master-page-name="Default" presentation:presentation-page-layout-name="AL1T0">
        <draw:frame presentation:style-name="pr4" draw:layer="layout" svg:width="25.199cm" svg:height="3.506cm" svg:x="1.4cm" svg:y="0.837cm" presentation:class="title">
          <draw:text-box>
            <text:p>Wie lautet der Gradient im Impulsraum?</text:p>
          </draw:text-box>
        </draw:frame>
        <draw:frame presentation:style-name="pr5" draw:layer="layout" svg:width="25.199cm" svg:height="12.18cm" svg:x="1.4cm" svg:y="4.914cm" presentation:class="subtitle" presentation:placeholder="true">
          <draw:text-box/>
        </draw:frame>
        <draw:frame draw:style-name="gr2" draw:text-style-name="P3" draw:layer="layout" svg:width="8.586cm" svg:height="2.167cm" svg:x="9.706cm" svg:y="9.416cm">
          <text:p/>
          <draw:object xlink:href="../Gradient%20im%20Impulsraum.odf" xlink:type="simple" xlink:show="embed" xlink:actuate="onLoad"/>
          <draw:image xlink:href="./ObjectReplacements/Object 48" xlink:type="simple" xlink:show="embed" xlink:actuate="onLoad"/>
        </draw:frame>
        <presentation:notes draw:style-name="dp2">
          <draw:page-thumbnail draw:style-name="gr1" draw:layer="layout" svg:width="14.848cm" svg:height="11.136cm" svg:x="3.075cm" svg:y="2.257cm" draw:page-number="63" presentation:class="page"/>
          <draw:frame presentation:style-name="pr6"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4" draw:layer="layout" svg:width="25.199cm" svg:height="3.506cm" svg:x="1.4cm" svg:y="0.837cm" presentation:class="title">
          <draw:text-box>
            <text:p>Was ist die Ursache für die formale Äquivalenz von Impuls- und Ortsdarstellung?</text:p>
          </draw:text-box>
        </draw:frame>
        <draw:frame presentation:style-name="pr5" draw:layer="layout" svg:width="25.199cm" svg:height="12.18cm" svg:x="1.4cm" svg:y="4.914cm" presentation:class="subtitle">
          <draw:text-box>
            <text:p>Die quantenmechanischen Konzepte können <text:span text:style-name="T3">unabhängig von jeder Darstellung allgemein und abstrakt</text:span> formuliert werden.</text:p>
          </draw:text-box>
        </draw:frame>
        <presentation:notes draw:style-name="dp2">
          <draw:page-thumbnail draw:style-name="gr1" draw:layer="layout" svg:width="14.848cm" svg:height="11.136cm" svg:x="3.075cm" svg:y="2.257cm" draw:page-number="64" presentation:class="page"/>
          <draw:frame presentation:style-name="pr6"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Nach welcher Vorschrift wird der Erwartungswert </text:span><text:span text:style-name="T38">&lt;F&gt;</text:span><text:span text:style-name="T39">t</text:span><text:span text:style-name="T2"> der Observablen </text:span><text:span text:style-name="T38">F(</text:span><text:span text:style-name="T40">r</text:span><text:span text:style-name="T38">, </text:span><text:span text:style-name="T40">p</text:span><text:span text:style-name="T38">)</text:span><text:span text:style-name="T2"> im Orts- bzw. Impulsraum gebildet?</text:span></text:p>
          </draw:text-box>
        </draw:frame>
        <draw:frame presentation:style-name="pr2" draw:layer="layout" svg:width="25.199cm" svg:height="12.18cm" svg:x="1.4cm" svg:y="4.914cm" presentation:class="subtitle">
          <draw:text-box>
            <text:p>Nach der Korrespondenzvorschrift für Teilcheneigenschaften, die sowohl vom Impuls als auch vom Ort abhängen:</text:p>
            <text:p/>
            <text:p/>
            <text:p/>
            <text:p/>
            <text:p/>
            <text:p/>
            <text:p/>
            <text:p/>
            <text:p/>
          </draw:text-box>
        </draw:frame>
        <draw:frame draw:style-name="gr2" draw:text-style-name="P3" draw:layer="layout" svg:width="17.359cm" svg:height="4.877cm" svg:x="5.32cm" svg:y="8.061cm">
          <text:p/>
          <draw:object xlink:href="../Korrespondenzvorschrift.odf" xlink:type="simple" xlink:show="embed" xlink:actuate="onLoad"/>
          <draw:image xlink:href="./ObjectReplacements/Object 49" xlink:type="simple" xlink:show="embed" xlink:actuate="onLoad"/>
        </draw:frame>
        <draw:frame draw:style-name="gr2" draw:text-style-name="P3" draw:layer="layout" svg:width="14.898cm" svg:height="4.444cm" svg:x="6.55cm" svg:y="14.277cm">
          <text:p/>
          <draw:object xlink:href="../Erwartungswert%20äquivalent.odf" xlink:type="simple" xlink:show="embed" xlink:actuate="onLoad"/>
          <draw:image xlink:href="./ObjectReplacements/Object 50" xlink:type="simple" xlink:show="embed" xlink:actuate="onLoad"/>
        </draw:frame>
        <presentation:notes draw:style-name="dp2">
          <draw:page-thumbnail draw:style-name="gr1" draw:layer="layout" svg:width="14.848cm" svg:height="11.136cm" svg:x="3.075cm" svg:y="2.257cm" draw:page-number="65" presentation:class="page"/>
          <draw:frame presentation:style-name="pr3" draw:layer="layout" svg:width="16.799cm" svg:height="13.365cm" svg:x="2.1cm" svg:y="14.107cm" presentation:class="notes" presentation:placeholder="true">
            <draw:text-box/>
          </draw:frame>
        </presentation:notes>
      </draw:page>
      <draw:page draw:name="page66" draw:style-name="dp1" draw:master-page-name="Default" presentation:presentation-page-layout-name="AL1T0">
        <draw:frame presentation:style-name="pr4" draw:layer="layout" svg:width="25.199cm" svg:height="3.506cm" svg:x="1.4cm" svg:y="0.837cm" presentation:class="title">
          <draw:text-box>
            <text:p>Wie ist der Kommutator zweier Operatoren definiert?</text:p>
          </draw:text-box>
        </draw:frame>
        <draw:frame presentation:style-name="pr5" draw:layer="layout" svg:width="25.199cm" svg:height="12.18cm" svg:x="1.4cm" svg:y="4.914cm" presentation:class="subtitle" presentation:placeholder="true">
          <draw:text-box/>
        </draw:frame>
        <draw:frame draw:style-name="gr2" draw:text-style-name="P3" draw:layer="layout" svg:width="6.885cm" svg:height="1.227cm" svg:x="10.557cm" svg:y="9.886cm">
          <text:p/>
          <draw:object xlink:href="../Kommutator.odf" xlink:type="simple" xlink:show="embed" xlink:actuate="onLoad"/>
          <draw:image xlink:href="./ObjectReplacements/Object 51" xlink:type="simple" xlink:show="embed" xlink:actuate="onLoad"/>
        </draw:frame>
        <presentation:notes draw:style-name="dp2">
          <draw:page-thumbnail draw:style-name="gr1" draw:layer="layout" svg:width="14.848cm" svg:height="11.136cm" svg:x="3.075cm" svg:y="2.257cm" draw:page-number="66" presentation:class="page"/>
          <draw:frame presentation:style-name="pr6"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draw:text-box>
            <text:p>Welchen Wert hat der Kommutator <text:span text:style-name="T3">[z, p</text:span><text:span text:style-name="T4">z</text:span><text:span text:style-name="T3">]</text:span><text:span text:style-name="T4">−</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7.041cm" svg:height="2.006cm" svg:x="10.479cm" svg:y="9.496cm">
          <text:p/>
          <draw:object xlink:href="../Operatoridentität%20z%20,%20p_z.odf" xlink:type="simple" xlink:show="embed" xlink:actuate="onLoad"/>
          <draw:image xlink:href="./ObjectReplacements/Object 52" xlink:type="simple" xlink:show="embed" xlink:actuate="onLoad"/>
        </draw:frame>
        <presentation:notes draw:style-name="dp2">
          <draw:page-thumbnail draw:style-name="gr1" draw:layer="layout" svg:width="14.848cm" svg:height="11.136cm" svg:x="3.075cm" svg:y="2.257cm" draw:page-number="67" presentation:class="page"/>
          <draw:frame presentation:style-name="pr3" draw:layer="layout" svg:width="16.799cm" svg:height="13.365cm" svg:x="2.1cm" svg:y="14.107cm" presentation:class="notes">
            <draw:text-box>
              <text:p>Möglicherweise fehlerhaft?</text:p>
            </draw:text-box>
          </draw:frame>
        </presentation:notes>
      </draw:page>
      <draw:page draw:name="page68" draw:style-name="dp1" draw:master-page-name="Default" presentation:presentation-page-layout-name="AL1T0">
        <draw:frame presentation:style-name="pr4" draw:text-style-name="P6" draw:layer="layout" svg:width="25.199cm" svg:height="3.506cm" svg:x="1.4cm" svg:y="0.833cm" presentation:class="title" presentation:user-transformed="true">
          <draw:text-box>
            <text:p><text:span text:style-name="T13">Nach welcher Korrespondenzvorschrift erhält man aus einer klassischen Variablen </text:span><text:span text:style-name="T15">A(q</text:span><text:span text:style-name="T41">1</text:span><text:span text:style-name="T15">, . . . , q</text:span><text:span text:style-name="T41">s</text:span><text:span text:style-name="T15">, p</text:span><text:span text:style-name="T41">1</text:span><text:span text:style-name="T15">, . . . , p</text:span><text:span text:style-name="T41">s</text:span><text:span text:style-name="T15">)</text:span><text:span text:style-name="T13"> den zugehörigen quantenmechanischen Operator?</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7cm" svg:height="2.355cm" svg:x="5.499cm" svg:y="9.322cm">
          <text:p/>
          <draw:object xlink:href="../Korrespondenzvorschrift%20für%20Observablen%20zu%20Operatoren.odf" xlink:type="simple" xlink:show="embed" xlink:actuate="onLoad"/>
          <draw:image xlink:href="./ObjectReplacements/Object 53" xlink:type="simple" xlink:show="embed" xlink:actuate="onLoad"/>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layer="layout" svg:width="25.199cm" svg:height="3.506cm" svg:x="1.4cm" svg:y="0.837cm" presentation:class="title">
          <draw:text-box>
            <text:p>Welcher Operator ist der Energievariablen <text:span text:style-name="T3">E</text:span> zugeordnet?</text:p>
          </draw:text-box>
        </draw:frame>
        <draw:frame presentation:style-name="pr2" draw:layer="layout" svg:width="25.199cm" svg:height="12.18cm" svg:x="1.4cm" svg:y="4.914cm" presentation:class="subtitle" presentation:placeholder="true" presentation:user-transformed="true">
          <draw:text-box/>
        </draw:frame>
        <draw:frame draw:style-name="gr2" draw:text-style-name="P3" draw:layer="layout" svg:width="4.282cm" svg:height="1.841cm" svg:x="11.858cm" svg:y="9.579cm">
          <text:p/>
          <draw:object xlink:href="../Operator%20der%20Energievariablen%20E%20beim%20Übergang%20von%20der%20zeitunabhängigen%20zur%20zeitabhängigen%20Schrödingergleichung.odf" xlink:type="simple" xlink:show="embed" xlink:actuate="onLoad"/>
          <draw:image xlink:href="./ObjectReplacements/Object 54" xlink:type="simple" xlink:show="embed" xlink:actuate="onLoad"/>
        </draw:frame>
        <presentation:notes draw:style-name="dp2">
          <draw:page-thumbnail draw:style-name="gr1" draw:layer="layout" svg:width="14.848cm" svg:height="11.136cm" svg:x="3.075cm" svg:y="2.257cm" draw:page-number="69" presentation:class="page"/>
          <draw:frame presentation:style-name="pr3" draw:layer="layout" svg:width="16.799cm" svg:height="13.365cm" svg:x="2.1cm" svg:y="14.107cm" presentation:class="notes" presentation:placeholder="true">
            <draw:text-box/>
          </draw:frame>
        </presentation:notes>
      </draw:page>
      <draw:page draw:name="page70" draw:style-name="dp1" draw:master-page-name="Default" presentation:presentation-page-layout-name="AL1T0">
        <draw:frame presentation:style-name="pr4" draw:layer="layout" svg:width="25.199cm" svg:height="3.506cm" svg:x="1.4cm" svg:y="0.837cm" presentation:class="title" presentation:user-transformed="true">
          <draw:text-box>
            <text:p>Ist die Korrespondenzvorschrift eindeutig bei einem Koordinatenwechsel?</text:p>
          </draw:text-box>
        </draw:frame>
        <draw:frame presentation:style-name="pr5" draw:layer="layout" svg:width="25.199cm" svg:height="12.18cm" svg:x="1.4cm" svg:y="4.914cm" presentation:class="subtitle">
          <draw:text-box>
            <text:p>Nein, sie gilt daher nur bei kartesischen Koordinaten</text:p>
          </draw:text-box>
        </draw:frame>
        <presentation:notes draw:style-name="dp2">
          <draw:page-thumbnail draw:style-name="gr1" draw:layer="layout" svg:width="14.848cm" svg:height="11.136cm" svg:x="3.075cm" svg:y="2.257cm" draw:page-number="70" presentation:class="page"/>
          <draw:frame presentation:style-name="pr6"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Erläutern Sie die Mehrdeutigkeiten, die aus der Nicht-Vertauschbarkeit von Orts- und Impulsoperatoren resultieren. Wie behebt man sie?</text:span></text:p>
          </draw:text-box>
        </draw:frame>
        <draw:frame presentation:style-name="pr2" draw:layer="layout" svg:width="25.199cm" svg:height="12.18cm" svg:x="1.4cm" svg:y="4.914cm" presentation:class="subtitle" presentation:user-transformed="true">
          <draw:text-box>
            <text:p>Man lässt sie nur für kartesische Koordinaten zu. Anschließend kann man den Laplace-Operator auf irgendein günstiges Koordinatensystem transformieren.</text:p>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5cm" svg:x="2.1cm" svg:y="14.107cm" presentation:class="notes">
            <draw:text-box>
              <text:p>Hier weiß ich nicht ganz was das bedeutet.. aber so steht es dort</text:p>
            </draw:text-box>
          </draw:frame>
        </presentation:notes>
      </draw:page>
      <draw:page draw:name="page72" draw:style-name="dp1" draw:master-page-name="Default" presentation:presentation-page-layout-name="AL1T0">
        <draw:frame presentation:style-name="pr4" draw:text-style-name="P7" draw:layer="layout" svg:width="25.199cm" svg:height="3.506cm" svg:x="1.4cm" svg:y="0.837cm" presentation:class="title" presentation:user-transformed="true">
          <draw:text-box>
            <text:p><text:span text:style-name="T16">Wie lautet der Hamilton-Operator eines geladenen Teilchens im elektromagnetischen Feld?</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26.164cm" svg:height="2.29cm" svg:x="0.917cm" svg:y="9.354cm">
          <text:p/>
          <draw:object xlink:href="../Hamilton-Operator%20eines%20geladenen%20Teilchens%20im%20elektromagnetischen%20Feld.odf" xlink:type="simple" xlink:show="embed" xlink:actuate="onLoad"/>
          <draw:image xlink:href="./ObjectReplacements/Object 55" xlink:type="simple" xlink:show="embed" xlink:actuate="onLoad"/>
        </draw:frame>
        <presentation:notes draw:style-name="dp2">
          <draw:page-thumbnail draw:style-name="gr1" draw:layer="layout" svg:width="14.848cm" svg:height="11.136cm" svg:x="3.075cm" svg:y="2.257cm" draw:page-number="72" presentation:class="page"/>
          <draw:frame presentation:style-name="pr6" draw:layer="layout" svg:width="16.799cm" svg:height="13.364cm" svg:x="2.1cm" svg:y="14.107cm" presentation:class="notes" presentation:placeholder="true">
            <draw:text-box/>
          </draw:frame>
        </presentation:notes>
      </draw:page>
      <draw:page draw:name="page73" draw:style-name="dp3" draw:master-page-name="Default" presentation:presentation-page-layout-name="AL1T0">
        <draw:frame presentation:style-name="pr1" draw:layer="layout" svg:width="25.199cm" svg:height="3.506cm" svg:x="1.4cm" svg:y="0.837cm" presentation:class="title">
          <draw:text-box>
            <text:p>Wie lautet die zeit(un)abhängige Schrödingergleichung in Operatordarstellung?</text:p>
          </draw:text-box>
        </draw:frame>
        <draw:frame presentation:style-name="pr2" draw:layer="layout" svg:width="25.199cm" svg:height="12.18cm" svg:x="1.4cm" svg:y="4.914cm" presentation:class="subtitle">
          <draw:text-box>
            <text:p/>
            <text:p>beziehungsweise zeitabhängig:</text:p>
          </draw:text-box>
        </draw:frame>
        <draw:frame draw:style-name="gr2" draw:text-style-name="P3" draw:layer="layout" svg:width="25.61cm" svg:height="2.355cm" svg:x="1.194cm" svg:y="13.322cm">
          <text:p/>
          <draw:object xlink:href="../zeitabhängige%20Schrödinger-Gleichung%20in%20Operatordarstellung.odf" xlink:type="simple" xlink:show="embed" xlink:actuate="onLoad"/>
          <draw:image xlink:href="./ObjectReplacements/Object 56" xlink:type="simple" xlink:show="embed" xlink:actuate="onLoad"/>
        </draw:frame>
        <draw:frame draw:style-name="gr2" draw:text-style-name="P3" draw:layer="layout" svg:width="24.072cm" svg:height="2.355cm" svg:x="1.963cm" svg:y="7.322cm">
          <text:p/>
          <draw:object xlink:href="../zeitunabhängige%20Schrödinger-Gleichung%20in%20Operatordarstellung.odf" xlink:type="simple" xlink:show="embed" xlink:actuate="onLoad"/>
          <draw:image xlink:href="./ObjectReplacements/Object 57" xlink:type="simple" xlink:show="embed" xlink:actuate="onLoad"/>
        </draw:frame>
        <presentation:notes draw:style-name="dp2">
          <draw:page-thumbnail draw:style-name="gr1" draw:layer="layout" svg:width="14.848cm" svg:height="11.136cm" svg:x="3.075cm" svg:y="2.257cm" draw:page-number="73"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lfaen2" svg:font-family="Sylfaen" style:font-adornments="Regular"/>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Ebrima3" svg:font-family="Ebrima" style:font-adornments="Regular"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Tahoma2" fo:font-family="Tahoma" style:font-style-name="Regular" style:font-family-generic="swiss" style:font-pitch="variable" fo:font-size="20pt"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Sylfaen1" fo:font-family="Sylfaen" style:font-style-name="Regular"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3"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Calibri2" fo:font-family="Calibr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3"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3"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3"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4</meta:editing-cycles>
    <meta:generator>LibreOffice/4.1.4.2$Windows_x86 LibreOffice_project/0a0440ccc0227ad9829de5f46be37cfb6edcf72</meta:generator>
    <dc:date>2014-07-15T23:29:29.845000000</dc:date>
    <meta:document-statistic meta:object-count="370"/>
  </office:meta>
</office:document-meta>
</file>